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200000352A368281DE4C9364F.png" manifest:media-type="image/png"/>
  <manifest:file-entry manifest:full-path="Pictures/100000000000029200000099CC6C8DE6784961CC.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file-entry manifest:full-path="Pictures/1000000000000674000004797161902B825E2FA9.png" manifest:media-type="image/png"/>
  <manifest:file-entry manifest:full-path="Pictures/100000000000063F000004697B263E12B0656186.png" manifest:media-type="image/png"/>
  <manifest:file-entry manifest:full-path="Pictures/1000000000000780000004386EF977D714CA3FEC.png" manifest:media-type="image/png"/>
  <manifest:file-entry manifest:full-path="Pictures/1000000000000672000003527E2A48974B316D81.png" manifest:media-type="image/png"/>
  <manifest:file-entry manifest:full-path="Pictures/1000000000000672000003527B4092EE46292337.png" manifest:media-type="image/png"/>
  <manifest:file-entry manifest:full-path="Pictures/100000000000067200000352FE748C577993860F.png" manifest:media-type="image/png"/>
  <manifest:file-entry manifest:full-path="Pictures/10000000000006720000035259E364B6C048F29E.png" manifest:media-type="image/png"/>
  <manifest:file-entry manifest:full-path="Pictures/10000000000006720000035231CA9A27CBE55222.png" manifest:media-type="image/png"/>
  <manifest:file-entry manifest:full-path="Pictures/100000000000067200000352F49B8A67CE92C6A5.png" manifest:media-type="image/png"/>
  <manifest:file-entry manifest:full-path="Pictures/100000000000067200000352ECFB3EA9A4F05564.png" manifest:media-type="image/png"/>
  <manifest:file-entry manifest:full-path="Pictures/1000000000000672000003520C72DAEC0B71A1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officeooo:rsid="00162cd2" officeooo:paragraph-rsid="00162cd2"/>
    </style:style>
    <style:style style:name="P63" style:family="paragraph" style:parent-style-name="Standard">
      <style:text-properties officeooo:rsid="0017b296" officeooo:paragraph-rsid="0017b296"/>
    </style:style>
    <style:style style:name="P64" style:family="paragraph" style:parent-style-name="Standard">
      <style:text-properties fo:font-weight="bold" officeooo:rsid="001edc08" officeooo:paragraph-rsid="001edc08" style:font-weight-asian="bold" style:font-weight-complex="bold"/>
    </style:style>
    <style:style style:name="P65" style:family="paragraph" style:parent-style-name="Standard">
      <style:text-properties fo:font-weight="bold" officeooo:rsid="001b76a4" officeooo:paragraph-rsid="001b76a4" style:font-weight-asian="bold" style:font-weight-complex="bold"/>
    </style:style>
    <style:style style:name="P66" style:family="paragraph" style:parent-style-name="Standard">
      <style:text-properties fo:font-weight="bold" officeooo:rsid="001f7c08" officeooo:paragraph-rsid="001f7c08" style:font-weight-asian="bold" style:font-weight-complex="bold"/>
    </style:style>
    <style:style style:name="P67" style:family="paragraph" style:parent-style-name="Standard">
      <style:text-properties officeooo:rsid="001b76a4" officeooo:paragraph-rsid="001b76a4"/>
    </style:style>
    <style:style style:name="P68" style:family="paragraph" style:parent-style-name="Standard">
      <style:text-properties officeooo:rsid="001edc08" officeooo:paragraph-rsid="001edc08"/>
    </style:style>
    <style:style style:name="P69" style:family="paragraph" style:parent-style-name="Standard">
      <style:text-properties officeooo:rsid="002cef1a" officeooo:paragraph-rsid="002cef1a"/>
    </style:style>
    <style:style style:name="P70" style:family="paragraph" style:parent-style-name="Standard">
      <style:text-properties style:font-name="Jetbrains Mono" fo:font-size="9pt" officeooo:rsid="002cef1a" officeooo:paragraph-rsid="002cef1a" style:font-size-asian="9pt" style:font-size-complex="9pt"/>
    </style:style>
    <style:style style:name="P71" style:family="paragraph" style:parent-style-name="Standard">
      <style:text-properties style:font-name="Jetbrains Mono" fo:font-size="9pt" officeooo:rsid="002e3e0f" officeooo:paragraph-rsid="002e3e0f" style:font-size-asian="9pt" style:font-size-complex="9pt"/>
    </style:style>
    <style:style style:name="P72" style:family="paragraph" style:parent-style-name="Standard">
      <style:text-properties officeooo:rsid="002e3e0f" officeooo:paragraph-rsid="002e3e0f"/>
    </style:style>
    <style:style style:name="P73" style:family="paragraph" style:parent-style-name="Standard">
      <style:text-properties officeooo:rsid="002e3e0f" officeooo:paragraph-rsid="002e6a5d"/>
    </style:style>
    <style:style style:name="P74" style:family="paragraph" style:parent-style-name="Standard">
      <style:text-properties officeooo:paragraph-rsid="002e3e0f"/>
    </style:style>
    <style:style style:name="P75" style:family="paragraph" style:parent-style-name="Standard">
      <style:text-properties officeooo:rsid="002e6a5d" officeooo:paragraph-rsid="002e6a5d"/>
    </style:style>
    <style:style style:name="P76" style:family="paragraph" style:parent-style-name="Standard">
      <style:text-properties fo:font-style="italic" officeooo:rsid="002e3e0f" officeooo:paragraph-rsid="002e3e0f" style:font-style-asian="italic" style:font-style-complex="italic"/>
    </style:style>
    <style:style style:name="P77" style:family="paragraph" style:parent-style-name="Standard">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78" style:family="paragraph" style:parent-style-name="Standard">
      <style:text-properties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79" style:family="paragraph" style:parent-style-name="Standard">
      <style:text-properties style:font-name="Liberation Serif" fo:font-size="12pt" fo:font-style="normal" style:text-underline-style="solid" style:text-underline-width="auto" style:text-underline-color="font-color" fo:font-weight="normal" officeooo:rsid="006ced63"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80" style:family="paragraph" style:parent-style-name="Standard">
      <style:text-properties style:font-name="Liberation Serif" fo:font-size="12pt" fo:font-style="normal" style:text-underline-style="solid" style:text-underline-width="auto" style:text-underline-color="font-color"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1" style:family="paragraph" style:parent-style-name="Standard">
      <style:text-properties style:font-name="Liberation Serif" fo:font-size="12pt" fo:font-style="italic" style:text-underline-style="none" fo:font-weight="normal" officeooo:rsid="006a8726"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2" style:family="paragraph" style:parent-style-name="Standard">
      <style:text-properties style:use-window-font-color="true" loext:opacity="0%" style:font-name="Liberation Serif" fo:font-size="12pt" fo:font-style="italic" style:text-underline-style="none" fo:font-weight="normal" officeooo:rsid="006bff73" officeooo:paragraph-rsid="006a8726" style:font-name-asian="Noto Sans CJK SC" style:font-size-asian="10.5pt" style:font-style-asian="italic" style:font-weight-asian="normal" style:font-name-complex="FreeSans" style:font-size-complex="12pt" style:font-style-complex="italic" style:font-weight-complex="normal"/>
    </style:style>
    <style:style style:name="P83" style:family="paragraph" style:parent-style-name="Standard">
      <style:text-properties style:use-window-font-color="true" loext:opacity="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4" style:family="paragraph" style:parent-style-name="Standard">
      <style:text-properties fo:color="#00a933" loext:opacity="100%" style:font-name="Liberation Serif" fo:font-size="12pt" fo:font-style="italic" style:text-underline-style="none" fo:font-weight="normal" officeooo:rsid="006bff73" officeooo:paragraph-rsid="006ced63" style:font-name-asian="Noto Sans CJK SC" style:font-size-asian="10.5pt" style:font-style-asian="italic" style:font-weight-asian="normal" style:font-name-complex="FreeSans" style:font-size-complex="12pt" style:font-style-complex="italic" style:font-weight-complex="normal"/>
    </style:style>
    <style:style style:name="P85" style:family="paragraph" style:parent-style-name="Standard">
      <style:text-properties fo:color="#ff0000" loext:opacity="100%" style:font-name="Liberation Serif" fo:font-size="12pt" fo:font-style="normal" style:text-underline-style="none" fo:font-weight="normal" officeooo:rsid="006a8726" officeooo:paragraph-rsid="006a8726" style:font-name-asian="Noto Sans CJK SC" style:font-size-asian="10.5pt" style:font-style-asian="normal" style:font-weight-asian="normal" style:font-name-complex="FreeSans" style:font-size-complex="12pt" style:font-style-complex="normal" style:font-weight-complex="normal"/>
    </style:style>
    <style:style style:name="P86" style:family="paragraph" style:parent-style-name="Standard">
      <style:paragraph-properties fo:break-before="page"/>
      <style:text-properties officeooo:paragraph-rsid="0009b07c"/>
    </style:style>
    <style:style style:name="P87" style:family="paragraph" style:parent-style-name="Standard">
      <style:paragraph-properties fo:break-before="page"/>
      <style:text-properties officeooo:rsid="000d51a0" officeooo:paragraph-rsid="000f335c"/>
    </style:style>
    <style:style style:name="P88"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9" style:family="paragraph" style:parent-style-name="Standard">
      <style:paragraph-properties fo:break-before="page"/>
      <style:text-properties fo:font-size="18pt" officeooo:rsid="000f335c" officeooo:paragraph-rsid="000f335c" style:font-size-asian="18pt" style:font-size-complex="18pt"/>
    </style:style>
    <style:style style:name="P90"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91" style:family="paragraph" style:parent-style-name="Text_20_body">
      <style:paragraph-properties fo:break-before="pag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2" style:family="paragraph" style:parent-style-name="Text_20_body">
      <style:paragraph-properties fo:break-before="page"/>
      <style:text-properties officeooo:paragraph-rsid="006ced63"/>
    </style:style>
    <style:style style:name="P93"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94" style:family="paragraph" style:parent-style-name="Standard">
      <loext:graphic-properties draw:fill="solid" draw:fill-color="#2b2b2b"/>
      <style:paragraph-properties fo:background-color="#2b2b2b" fo:padding="0cm" fo:border="none" style:shadow="none"/>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95" style:family="paragraph" style:parent-style-name="Text_20_body">
      <style:text-properties officeooo:rsid="0017b296" officeooo:paragraph-rsid="0017b296"/>
    </style:style>
    <style:style style:name="P96" style:family="paragraph" style:parent-style-name="Text_20_body">
      <style:text-properties officeooo:rsid="0052f7ba" officeooo:paragraph-rsid="0052f7ba"/>
    </style:style>
    <style:style style:name="P97"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98"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99"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00"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101"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102"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103"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104"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105"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106"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107" style:family="paragraph" style:parent-style-name="Text_20_body">
      <style:text-properties style:font-name="Liberation Serif" fo:font-size="12pt" fo:font-style="normal" fo:font-weight="normal" officeooo:rsid="0062a989" officeooo:paragraph-rsid="0062a989" style:font-name-asian="Noto Sans CJK SC" style:font-size-asian="10.5pt" style:font-style-asian="normal" style:font-weight-asian="normal" style:font-name-complex="FreeSans" style:font-size-complex="12pt" style:font-style-complex="normal" style:font-weight-complex="normal"/>
    </style:style>
    <style:style style:name="P108" style:family="paragraph" style:parent-style-name="Text_20_body">
      <style:text-properties style:font-name="Liberation Serif" fo:font-size="12pt" fo:font-style="normal" fo:font-weight="normal" officeooo:rsid="006308e4" officeooo:paragraph-rsid="006308e4" style:font-name-asian="Noto Sans CJK SC" style:font-size-asian="10.5pt" style:font-style-asian="normal" style:font-weight-asian="normal" style:font-name-complex="FreeSans" style:font-size-complex="12pt" style:font-style-complex="normal" style:font-weight-complex="normal"/>
    </style:style>
    <style:style style:name="P109" style:family="paragraph" style:parent-style-name="Text_20_body">
      <style:text-properties style:font-name="Liberation Serif" fo:font-size="12pt" fo:font-style="normal" fo:font-weight="normal" officeooo:rsid="006347f3" officeooo:paragraph-rsid="006347f3" style:font-name-asian="Noto Sans CJK SC" style:font-size-asian="10.5pt" style:font-style-asian="normal" style:font-weight-asian="normal" style:font-name-complex="FreeSans" style:font-size-complex="12pt" style:font-style-complex="normal" style:font-weight-complex="normal"/>
    </style:style>
    <style:style style:name="P110" style:family="paragraph" style:parent-style-name="Text_20_body">
      <style:text-properties style:font-name="Liberation Serif" fo:font-size="12pt" fo:font-style="normal" fo:font-weight="normal" officeooo:rsid="00646655" officeooo:paragraph-rsid="00646655" style:font-name-asian="Noto Sans CJK SC" style:font-size-asian="10.5pt" style:font-style-asian="normal" style:font-weight-asian="normal" style:font-name-complex="FreeSans" style:font-size-complex="12pt" style:font-style-complex="normal" style:font-weight-complex="normal"/>
    </style:style>
    <style:style style:name="P111"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112" style:family="paragraph" style:parent-style-name="Text_20_body">
      <style:text-properties style:font-name="Liberation Serif" fo:font-size="12pt" fo:font-style="normal" fo:font-weight="normal" officeooo:rsid="006613fd" officeooo:paragraph-rsid="006613fd" style:font-name-asian="Noto Sans CJK SC" style:font-size-asian="10.5pt" style:font-style-asian="normal" style:font-weight-asian="normal" style:font-name-complex="FreeSans" style:font-size-complex="12pt" style:font-style-complex="normal" style:font-weight-complex="normal"/>
    </style:style>
    <style:style style:name="P113" style:family="paragraph" style:parent-style-name="Text_20_body">
      <style:text-properties style:font-name="Liberation Serif" fo:font-size="12pt" fo:font-style="normal" fo:font-weight="normal" officeooo:rsid="00671b8c" officeooo:paragraph-rsid="00671b8c" style:font-name-asian="Noto Sans CJK SC" style:font-size-asian="10.5pt" style:font-style-asian="normal" style:font-weight-asian="normal" style:font-name-complex="FreeSans" style:font-size-complex="12pt" style:font-style-complex="normal" style:font-weight-complex="normal"/>
    </style:style>
    <style:style style:name="P114" style:family="paragraph" style:parent-style-name="Text_20_body">
      <style:text-properties style:font-name="Liberation Serif" fo:font-size="12pt" fo:font-style="normal" fo:font-weight="normal" officeooo:rsid="0067aedb" officeooo:paragraph-rsid="0067aedb" style:font-name-asian="Noto Sans CJK SC" style:font-size-asian="10.5pt" style:font-style-asian="normal" style:font-weight-asian="normal" style:font-name-complex="FreeSans" style:font-size-complex="12pt" style:font-style-complex="normal" style:font-weight-complex="normal"/>
    </style:style>
    <style:style style:name="P115" style:family="paragraph" style:parent-style-name="Text_20_body">
      <style:text-properties style:font-name="Liberation Serif" fo:font-size="12pt" fo:font-style="normal" fo:font-weight="normal" officeooo:rsid="0067aedb" officeooo:paragraph-rsid="006ced63" style:font-name-asian="Noto Sans CJK SC" style:font-size-asian="10.5pt" style:font-style-asian="normal" style:font-weight-asian="normal" style:font-name-complex="FreeSans" style:font-size-complex="12pt" style:font-style-complex="normal" style:font-weight-complex="normal"/>
    </style:style>
    <style:style style:name="P116" style:family="paragraph" style:parent-style-name="Text_20_body">
      <style:text-properties style:font-name="Liberation Serif" fo:font-size="12pt" fo:font-style="normal" fo:font-weight="normal" officeooo:rsid="0067aedb" officeooo:paragraph-rsid="007032ff" style:font-name-asian="Noto Sans CJK SC" style:font-size-asian="10.5pt" style:font-style-asian="normal" style:font-weight-asian="normal" style:font-name-complex="FreeSans" style:font-size-complex="12pt" style:font-style-complex="normal" style:font-weight-complex="normal"/>
    </style:style>
    <style:style style:name="P117" style:family="paragraph" style:parent-style-name="Text_20_body">
      <style:text-properties style:font-name="Liberation Serif" fo:font-size="12pt" fo:font-style="normal" fo:font-weight="normal" officeooo:rsid="006dc76e" officeooo:paragraph-rsid="006dc76e" style:font-name-asian="Noto Sans CJK SC" style:font-size-asian="10.5pt" style:font-style-asian="normal" style:font-weight-asian="normal" style:font-name-complex="FreeSans" style:font-size-complex="12pt" style:font-style-complex="normal" style:font-weight-complex="normal"/>
    </style:style>
    <style:style style:name="P118" style:family="paragraph" style:parent-style-name="Text_20_body">
      <style:text-properties style:font-name="Liberation Serif" fo:font-size="12pt" fo:font-style="normal" fo:font-weight="normal" officeooo:rsid="006ed215" officeooo:paragraph-rsid="006ed215" style:font-name-asian="Noto Sans CJK SC" style:font-size-asian="10.5pt" style:font-style-asian="normal" style:font-weight-asian="normal" style:font-name-complex="FreeSans" style:font-size-complex="12pt" style:font-style-complex="normal" style:font-weight-complex="normal"/>
    </style:style>
    <style:style style:name="P119" style:family="paragraph" style:parent-style-name="Text_20_body">
      <style:text-properties style:font-name="Liberation Serif" fo:font-size="12pt" fo:font-style="normal" fo:font-weight="normal" officeooo:rsid="00703863" officeooo:paragraph-rsid="00703863" style:font-name-asian="Noto Sans CJK SC" style:font-size-asian="10.5pt" style:font-style-asian="normal" style:font-weight-asian="normal" style:font-name-complex="FreeSans" style:font-size-complex="12pt" style:font-style-complex="normal" style:font-weight-complex="normal"/>
    </style:style>
    <style:style style:name="P120" style:family="paragraph" style:parent-style-name="Text_20_body">
      <style:text-properties style:font-name="Liberation Serif" fo:font-size="12pt" fo:font-style="normal" fo:font-weight="normal" officeooo:rsid="00713907" officeooo:paragraph-rsid="00713907" style:font-name-asian="Noto Sans CJK SC" style:font-size-asian="10.5pt" style:font-style-asian="normal" style:font-weight-asian="normal" style:font-name-complex="FreeSans" style:font-size-complex="12pt" style:font-style-complex="normal" style:font-weight-complex="normal"/>
    </style:style>
    <style:style style:name="P121" style:family="paragraph" style:parent-style-name="Text_20_body">
      <style:text-properties style:font-name="Liberation Serif" fo:font-size="12pt" fo:font-style="normal" fo:font-weight="normal" officeooo:rsid="00722c04" officeooo:paragraph-rsid="00722c04" style:font-name-asian="Noto Sans CJK SC" style:font-size-asian="10.5pt" style:font-style-asian="normal" style:font-weight-asian="normal" style:font-name-complex="FreeSans" style:font-size-complex="12pt" style:font-style-complex="normal" style:font-weight-complex="normal"/>
    </style:style>
    <style:style style:name="P122" style:family="paragraph" style:parent-style-name="Text_20_body">
      <style:text-properties style:font-name="Liberation Serif" fo:font-size="12pt" fo:font-style="normal" fo:font-weight="normal" officeooo:rsid="00731459" officeooo:paragraph-rsid="00731459" style:font-name-asian="Noto Sans CJK SC" style:font-size-asian="10.5pt" style:font-style-asian="normal" style:font-weight-asian="normal" style:font-name-complex="FreeSans" style:font-size-complex="12pt" style:font-style-complex="normal" style:font-weight-complex="normal"/>
    </style:style>
    <style:style style:name="P123" style:family="paragraph" style:parent-style-name="Text_20_body">
      <style:text-properties style:font-name="Liberation Serif" fo:font-size="12pt" fo:font-style="normal" fo:font-weight="normal" officeooo:rsid="0073b666"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4" style:family="paragraph" style:parent-style-name="Text_20_body">
      <style:text-properties style:font-name="Liberation Serif" fo:font-size="12pt" fo:font-style="normal" fo:font-weight="normal" officeooo:rsid="00753eb0" officeooo:paragraph-rsid="00753eb0" style:font-name-asian="Noto Sans CJK SC" style:font-size-asian="10.5pt" style:font-style-asian="normal" style:font-weight-asian="normal" style:font-name-complex="FreeSans" style:font-size-complex="12pt" style:font-style-complex="normal" style:font-weight-complex="normal"/>
    </style:style>
    <style:style style:name="P125" style:family="paragraph" style:parent-style-name="Text_20_body">
      <style:text-properties style:font-name="Liberation Serif" fo:font-size="12pt" fo:font-style="normal" fo:font-weight="normal" officeooo:rsid="0075988a" officeooo:paragraph-rsid="0075988a" style:font-name-asian="Noto Sans CJK SC" style:font-size-asian="10.5pt" style:font-style-asian="normal" style:font-weight-asian="normal" style:font-name-complex="FreeSans" style:font-size-complex="12pt" style:font-style-complex="normal" style:font-weight-complex="normal"/>
    </style:style>
    <style:style style:name="P126"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127" style:family="paragraph" style:parent-style-name="Text_20_body">
      <style:text-properties style:font-name="Liberation Serif" fo:font-size="12pt" fo:font-style="normal" fo:font-weight="bold" officeooo:rsid="006308e4" officeooo:paragraph-rsid="006308e4" style:font-name-asian="Noto Sans CJK SC" style:font-size-asian="10.5pt" style:font-style-asian="normal" style:font-weight-asian="bold" style:font-name-complex="FreeSans" style:font-size-complex="12pt" style:font-style-complex="normal" style:font-weight-complex="bold"/>
    </style:style>
    <style:style style:name="P128" style:family="paragraph" style:parent-style-name="Text_20_body">
      <style:text-properties style:font-name="Liberation Serif" fo:font-size="12pt" fo:font-style="normal"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29" style:family="paragraph" style:parent-style-name="Text_20_body">
      <style:text-properties style:font-name="Liberation Serif" fo:font-size="12pt" fo:font-style="normal" style:text-underline-style="solid" style:text-underline-width="auto" style:text-underline-color="font-color" fo:font-weight="bold" officeooo:rsid="00722c04" officeooo:paragraph-rsid="00722c04" style:font-name-asian="Noto Sans CJK SC" style:font-size-asian="10.5pt" style:font-style-asian="normal" style:font-weight-asian="bold" style:font-name-complex="FreeSans" style:font-size-complex="12pt" style:font-style-complex="normal" style:font-weight-complex="bold"/>
    </style:style>
    <style:style style:name="P130" style:family="paragraph" style:parent-style-name="Text_20_body">
      <style:text-properties style:font-name="Liberation Serif" fo:font-size="12pt" fo:font-style="normal" style:text-underline-style="solid" style:text-underline-width="auto" style:text-underline-color="font-color" fo:font-weight="bold" officeooo:rsid="00731459" officeooo:paragraph-rsid="00731459" style:font-name-asian="Noto Sans CJK SC" style:font-size-asian="10.5pt" style:font-style-asian="normal" style:font-weight-asian="bold" style:font-name-complex="FreeSans" style:font-size-complex="12pt" style:font-style-complex="normal" style:font-weight-complex="bold"/>
    </style:style>
    <style:style style:name="P131" style:family="paragraph" style:parent-style-name="Text_20_body">
      <style:text-properties officeooo:paragraph-rsid="006ced63"/>
    </style:style>
    <style:style style:name="P132" style:family="paragraph" style:parent-style-name="Text_20_body">
      <style:text-properties officeooo:rsid="006ed215" officeooo:paragraph-rsid="007032ff"/>
    </style:style>
    <style:style style:name="P133" style:family="paragraph" style:parent-style-name="Text_20_body">
      <style:text-properties officeooo:paragraph-rsid="006ed215"/>
    </style:style>
    <style:style style:name="P134" style:family="paragraph" style:parent-style-name="Text_20_body">
      <style:text-properties officeooo:paragraph-rsid="007032ff"/>
    </style:style>
    <style:style style:name="P135" style:family="paragraph" style:parent-style-name="Text_20_body">
      <style:text-properties officeooo:rsid="007032ff" officeooo:paragraph-rsid="007032ff"/>
    </style:style>
    <style:style style:name="P136" style:family="paragraph" style:parent-style-name="Text_20_body">
      <style:text-properties style:text-underline-style="solid" style:text-underline-width="auto" style:text-underline-color="font-color" fo:font-weight="bold" officeooo:rsid="00703863" officeooo:paragraph-rsid="00703863" style:font-weight-asian="bold" style:font-weight-complex="bold"/>
    </style:style>
    <style:style style:name="P137" style:family="paragraph" style:parent-style-name="Table_20_Contents">
      <style:paragraph-properties fo:text-align="center" style:justify-single-word="false"/>
      <style:text-properties officeooo:rsid="006dc76e" officeooo:paragraph-rsid="006dc76e"/>
    </style:style>
    <style:style style:name="P138" style:family="paragraph" style:parent-style-name="Table_20_Contents">
      <style:text-properties fo:font-size="10pt" style:font-size-asian="10pt" style:font-size-complex="10pt"/>
    </style:style>
    <style:style style:name="P139" style:family="paragraph" style:parent-style-name="Table_20_Contents">
      <style:text-properties fo:font-size="12pt" style:font-size-asian="12pt" style:font-size-complex="12pt"/>
    </style:style>
    <style:style style:name="P140" style:family="paragraph" style:parent-style-name="Heading_20_2">
      <style:paragraph-properties fo:break-before="page"/>
    </style:style>
    <style:style style:name="P141"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142" style:family="paragraph" style:parent-style-name="Standard" style:list-style-name="L1">
      <style:text-properties officeooo:paragraph-rsid="0006a602"/>
    </style:style>
    <style:style style:name="P143" style:family="paragraph" style:parent-style-name="Standard" style:list-style-name="L1">
      <style:text-properties officeooo:rsid="0006a602" officeooo:paragraph-rsid="0006a602"/>
    </style:style>
    <style:style style:name="P144" style:family="paragraph" style:parent-style-name="Standard" style:list-style-name="L1">
      <style:text-properties style:text-underline-style="solid" style:text-underline-width="auto" style:text-underline-color="font-color" officeooo:rsid="0006a602" officeooo:paragraph-rsid="0006a602"/>
    </style:style>
    <style:style style:name="P145" style:family="paragraph" style:parent-style-name="Standard" style:list-style-name="L1">
      <style:text-properties officeooo:rsid="0006a784" officeooo:paragraph-rsid="0006a784"/>
    </style:style>
    <style:style style:name="P146" style:family="paragraph" style:parent-style-name="Standard" style:list-style-name="L1">
      <style:text-properties officeooo:rsid="000934ad" officeooo:paragraph-rsid="000934ad"/>
    </style:style>
    <style:style style:name="P147" style:family="paragraph" style:parent-style-name="Standard" style:list-style-name="L1">
      <style:text-properties officeooo:rsid="0006ea01" officeooo:paragraph-rsid="0006ea01"/>
    </style:style>
    <style:style style:name="P148" style:family="paragraph" style:parent-style-name="Standard" style:list-style-name="L2">
      <style:text-properties officeooo:paragraph-rsid="000a3f90"/>
    </style:style>
    <style:style style:name="P149"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150"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51"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52" style:family="paragraph" style:parent-style-name="Standard" style:list-style-name="L2">
      <style:text-properties officeooo:rsid="000b5e49" officeooo:paragraph-rsid="000b5e49"/>
    </style:style>
    <style:style style:name="P153" style:family="paragraph" style:parent-style-name="Standard" style:list-style-name="L3">
      <style:text-properties officeooo:paragraph-rsid="000d51a0"/>
    </style:style>
    <style:style style:name="P154" style:family="paragraph" style:parent-style-name="Standard" style:list-style-name="L4">
      <style:text-properties officeooo:rsid="0011dbc5" officeooo:paragraph-rsid="0011dbc5"/>
    </style:style>
    <style:style style:name="P155" style:family="paragraph" style:parent-style-name="Standard" style:list-style-name="L4">
      <style:text-properties fo:font-weight="bold" officeooo:rsid="0011dbc5" officeooo:paragraph-rsid="0011dbc5" style:font-weight-asian="bold" style:font-weight-complex="bold"/>
    </style:style>
    <style:style style:name="P156"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57"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58" style:family="paragraph" style:parent-style-name="Text_20_body">
      <style:text-properties style:font-name="Liberation Serif" fo:font-size="12pt" fo:font-style="normal" fo:font-weight="normal" officeooo:rsid="00753eb0" officeooo:paragraph-rsid="00753eb0" style:font-name-asian="Noto Sans CJK SC" style:font-size-asian="10.5pt" style:font-style-asian="normal" style:font-weight-asian="normal" style:font-name-complex="FreeSans" style:font-size-complex="12pt" style:font-style-complex="normal" style:font-weight-complex="normal"/>
    </style:style>
    <style:style style:name="P159" style:family="paragraph" style:parent-style-name="Text_20_body">
      <style:text-properties style:font-name="Liberation Serif" fo:font-size="12pt" fo:font-style="normal" fo:font-weight="normal" officeooo:rsid="00763ac1" officeooo:paragraph-rsid="00763ac1" style:font-name-asian="Noto Sans CJK SC" style:font-size-asian="10.5pt" style:font-style-asian="normal" style:font-weight-asian="normal" style:font-name-complex="FreeSans" style:font-size-complex="12pt" style:font-style-complex="normal" style:font-weight-complex="normal"/>
    </style:style>
    <style:style style:name="P160"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bold" officeooo:rsid="0073b666" style:font-weight-asian="bold" style:font-weight-complex="bold"/>
    </style:style>
    <style:style style:name="T8" style:family="text">
      <style:text-properties fo:font-weight="bold" officeooo:rsid="00753eb0" style:font-weight-asian="bold" style:font-weight-complex="bold"/>
    </style:style>
    <style:style style:name="T9" style:family="text">
      <style:text-properties fo:font-weight="bold" officeooo:rsid="0075988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6a784" style:font-weight-asian="normal" style:font-weight-complex="normal"/>
    </style:style>
    <style:style style:name="T12" style:family="text">
      <style:text-properties officeooo:rsid="00076e17"/>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1c19f" style:font-weight-asian="bold" style:font-weight-complex="bold"/>
    </style:style>
    <style:style style:name="T16"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7"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21"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22"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3"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4" style:family="text">
      <style:text-properties officeooo:rsid="000934ad"/>
    </style:style>
    <style:style style:name="T25" style:family="text">
      <style:text-properties officeooo:rsid="0009b07c"/>
    </style:style>
    <style:style style:name="T26" style:family="text">
      <style:text-properties officeooo:rsid="000d51a0"/>
    </style:style>
    <style:style style:name="T27" style:family="text">
      <style:text-properties officeooo:rsid="0010f49e"/>
    </style:style>
    <style:style style:name="T28" style:family="text">
      <style:text-properties officeooo:rsid="0011c19f"/>
    </style:style>
    <style:style style:name="T29" style:family="text">
      <style:text-properties officeooo:rsid="00144496"/>
    </style:style>
    <style:style style:name="T30" style:family="text">
      <style:text-properties officeooo:rsid="0017b296"/>
    </style:style>
    <style:style style:name="T31" style:family="text">
      <style:text-properties officeooo:rsid="0019b22b"/>
    </style:style>
    <style:style style:name="T32" style:family="text">
      <style:text-properties fo:color="#cc7832" loext:opacity="100%" style:font-name="JetBrains Mono" fo:font-size="9pt" fo:font-style="normal" fo:font-weight="normal" style:font-size-asian="9pt" style:font-style-asian="normal" style:font-weight-asian="normal"/>
    </style:style>
    <style:style style:name="T33" style:family="text">
      <style:text-properties fo:color="#cc7832" loext:opacity="100%" style:font-name="JetBrains Mono" fo:font-size="9pt" style:font-size-asian="9pt"/>
    </style:style>
    <style:style style:name="T34" style:family="text">
      <style:text-properties fo:color="#a9b7c6" loext:opacity="100%" style:font-name="JetBrains Mono" fo:font-size="9pt" fo:font-style="normal" fo:font-weight="normal" style:font-size-asian="9pt" style:font-style-asian="normal" style:font-weight-asian="normal"/>
    </style:style>
    <style:style style:name="T35" style:family="text">
      <style:text-properties fo:color="#a9b7c6" loext:opacity="100%" style:font-name="JetBrains Mono" fo:font-size="9pt" style:font-size-asian="9pt"/>
    </style:style>
    <style:style style:name="T36" style:family="text">
      <style:text-properties fo:color="#808080" loext:opacity="100%" style:font-name="JetBrains Mono" fo:font-size="9pt" fo:font-style="normal" fo:font-weight="normal" style:font-size-asian="9pt" style:font-style-asian="normal" style:font-weight-asian="normal"/>
    </style:style>
    <style:style style:name="T37" style:family="text">
      <style:text-properties fo:color="#8888c6" loext:opacity="100%" style:font-name="JetBrains Mono" fo:font-size="9pt" fo:font-style="normal" fo:font-weight="normal" style:font-size-asian="9pt" style:font-style-asian="normal" style:font-weight-asian="normal"/>
    </style:style>
    <style:style style:name="T38" style:family="text">
      <style:text-properties fo:color="#6a8759" loext:opacity="100%" style:font-name="JetBrains Mono" fo:font-size="9pt" fo:font-style="normal" fo:font-weight="normal" style:font-size-asian="9pt" style:font-style-asian="normal" style:font-weight-asian="normal"/>
    </style:style>
    <style:style style:name="T39" style:family="text">
      <style:text-properties officeooo:rsid="002e3e0f"/>
    </style:style>
    <style:style style:name="T40" style:family="text">
      <style:text-properties fo:font-style="italic" style:font-style-asian="italic" style:font-style-complex="italic"/>
    </style:style>
    <style:style style:name="T41" style:family="text">
      <style:text-properties officeooo:rsid="002e6a5d"/>
    </style:style>
    <style:style style:name="T42" style:family="text">
      <style:text-properties style:font-name="Liberation Mono" fo:font-size="9pt" style:font-size-asian="9pt" style:font-size-complex="9pt"/>
    </style:style>
    <style:style style:name="T43" style:family="text">
      <style:text-properties officeooo:rsid="004071ab"/>
    </style:style>
    <style:style style:name="T44" style:family="text">
      <style:text-properties officeooo:rsid="00413f69"/>
    </style:style>
    <style:style style:name="T45" style:family="text">
      <style:text-properties officeooo:rsid="0046abe8"/>
    </style:style>
    <style:style style:name="T46" style:family="text">
      <style:text-properties officeooo:rsid="0047a45f"/>
    </style:style>
    <style:style style:name="T47" style:family="text">
      <style:text-properties officeooo:rsid="00491f0b"/>
    </style:style>
    <style:style style:name="T48" style:family="text">
      <style:text-properties officeooo:rsid="004c7f3f"/>
    </style:style>
    <style:style style:name="T49"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50"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51" style:family="text">
      <style:text-properties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52" style:family="text">
      <style:text-properties style:font-name="Liberation Serif" fo:font-size="12pt" fo:font-style="normal" fo:font-weight="normal" officeooo:rsid="006ced63" style:font-name-asian="Noto Sans CJK SC" style:font-size-asian="10.5pt" style:font-style-asian="normal" style:font-weight-asian="normal" style:font-name-complex="FreeSans" style:font-size-complex="12pt" style:font-style-complex="normal" style:font-weight-complex="normal"/>
    </style:style>
    <style:style style:name="T53" style:family="text">
      <style:text-properties style:font-name="Liberation Serif" fo:font-size="12pt" fo:font-style="normal" fo:font-weight="normal" officeooo:rsid="007032ff" style:font-name-asian="Noto Sans CJK SC" style:font-size-asian="10.5pt" style:font-style-asian="normal" style:font-weight-asian="normal" style:font-name-complex="FreeSans" style:font-size-complex="12pt" style:font-style-complex="normal" style:font-weight-complex="normal"/>
    </style:style>
    <style:style style:name="T54" style:family="text">
      <style:text-properties style:font-name="Liberation Serif" fo:font-size="12pt" fo:font-style="normal" style:font-name-asian="Noto Sans CJK SC" style:font-size-asian="10.5pt" style:font-style-asian="normal" style:font-name-complex="FreeSans" style:font-size-complex="12pt" style:font-style-complex="normal"/>
    </style:style>
    <style:style style:name="T55" style:family="text">
      <style:text-properties style:font-name="Liberation Serif" fo:font-size="12pt" fo:font-style="normal" officeooo:rsid="0067aedb" style:font-name-asian="Noto Sans CJK SC" style:font-size-asian="10.5pt" style:font-style-asian="normal" style:font-name-complex="FreeSans" style:font-size-complex="12pt" style:font-style-complex="normal"/>
    </style:style>
    <style:style style:name="T56" style:family="text">
      <style:text-properties style:text-underline-style="none" fo:font-weight="bold" style:font-weight-asian="bold" style:font-weight-complex="bold"/>
    </style:style>
    <style:style style:name="T57" style:family="text">
      <style:text-properties officeooo:rsid="0062a989"/>
    </style:style>
    <style:style style:name="T58" style:family="text">
      <style:text-properties officeooo:rsid="006308e4"/>
    </style:style>
    <style:style style:name="T59" style:family="text">
      <style:text-properties officeooo:rsid="006347f3"/>
    </style:style>
    <style:style style:name="T60" style:family="text">
      <style:text-properties fo:color="#6897bb" loext:opacity="100%" style:font-name="JetBrains Mono" fo:font-size="9pt" style:font-size-asian="9pt"/>
    </style:style>
    <style:style style:name="T61" style:family="text">
      <style:text-properties fo:color="#6897bb" loext:opacity="100%" style:font-name="JetBrains Mono" fo:font-size="9pt" officeooo:rsid="006a8726" style:font-size-asian="9pt"/>
    </style:style>
    <style:style style:name="T62" style:family="text">
      <style:text-properties fo:color="#aa4926" loext:opacity="100%" style:font-name="JetBrains Mono" fo:font-size="9pt" style:font-size-asian="9pt"/>
    </style:style>
    <style:style style:name="T63" style:family="text">
      <style:text-properties officeooo:rsid="006a8726"/>
    </style:style>
    <style:style style:name="T64" style:family="text">
      <style:text-properties fo:color="#c9211e" loext:opacity="100%"/>
    </style:style>
    <style:style style:name="T65" style:family="text">
      <style:text-properties fo:color="#00a933" loext:opacity="100%" style:font-name="Liberation Serif" fo:font-size="12pt" fo:font-style="normal" fo:font-weight="normal" officeooo:rsid="006ed215" style:font-name-asian="Noto Sans CJK SC" style:font-size-asian="10.5pt" style:font-style-asian="normal" style:font-weight-asian="normal" style:font-name-complex="FreeSans" style:font-size-complex="12pt" style:font-style-complex="normal" style:font-weight-complex="normal"/>
    </style:style>
    <style:style style:name="T66" style:family="text">
      <style:text-properties fo:color="#00a933" loext:opacity="100%" style:font-name="Liberation Serif" fo:font-size="12pt" fo:font-style="normal" fo:font-weight="normal" officeooo:rsid="0067aedb" style:font-name-asian="Noto Sans CJK SC" style:font-size-asian="10.5pt" style:font-style-asian="normal" style:font-weight-asian="normal" style:font-name-complex="FreeSans" style:font-size-complex="12pt" style:font-style-complex="normal" style:font-weight-complex="normal"/>
    </style:style>
    <style:style style:name="T67" style:family="text">
      <style:text-properties officeooo:rsid="006ced63"/>
    </style:style>
    <style:style style:name="T68" style:family="text">
      <style:text-properties fo:color="#ff0000" loext:opacity="100%"/>
    </style:style>
    <style:style style:name="T69" style:family="text">
      <style:text-properties officeooo:rsid="0073b666"/>
    </style:style>
    <style:style style:name="T70" style:family="text">
      <style:text-properties officeooo:rsid="00753eb0"/>
    </style:style>
    <style:style style:name="T71" style:family="text">
      <style:text-properties officeooo:rsid="0075988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5">nació</text:span> en 1851. <text:span text:style-name="T12">Fue el fundador del periódico The Wall Street Journal.</text:span></text:p>
      <text:list xml:id="list3526416343" text:style-name="L1">
        <text:list-header>
          <text:p text:style-name="P143"/>
        </text:list-header>
        <text:list-item>
          <text:p text:style-name="P143">Análisis de máximos y mínimos de las fluctuaciones, para intentar predecir la dirección del mercado.</text:p>
          <text:p text:style-name="P142"/>
        </text:list-item>
        <text:list-item>
          <text:p text:style-name="P142"><text:span text:style-name="T1">IMPORTANTE: ver dichos máximos y mínimos con respecto a los máximos y mínimos anteriores. → <text:tab/>APRENDER A LEER GRAFICO DE TRADING. </text:span><text:span text:style-name="T2">PUNTO 4</text:span></text:p>
          <text:p text:style-name="P142"/>
        </text:list-item>
        <text:list-item>
          <text:p text:style-name="P144"><text:span text:style-name="T2">TEORÍA DE DOW. </text:span>6 principios:</text:p>
        </text:list-item>
      </text:list>
      <text:p text:style-name="P2"/>
      <text:list xml:id="list221933918044863" text:continue-numbering="true" text:style-name="L1">
        <text:list-item>
          <text:list>
            <text:list-item>
              <text:p text:style-name="P143">Cualquier acontecimiento externo se ve en el gráfico.</text:p>
            </text:list-item>
          </text:list>
        </text:list-item>
      </text:list>
      <text:p text:style-name="P1"/>
      <text:list xml:id="list221933797945337" text:continue-numbering="true" text:style-name="L1">
        <text:list-item>
          <text:list>
            <text:list-item>
              <text:p text:style-name="P143">Mercado tiene 3 tendencias:</text:p>
              <text:list>
                <text:list-item>
                  <text:p text:style-name="P143">Primaria (largo plazo, entre 1 y 3 años)</text:p>
                </text:list-item>
                <text:list-item>
                  <text:p text:style-name="P143">Secundaria (medio plazo, entre 3 semanas y 3 meses)</text:p>
                </text:list-item>
                <text:list-item>
                  <text:p text:style-name="P143">Terciaria <text:span text:style-name="T24">o menor </text:span>(corto plazo, &lt; 3 semanas) </text:p>
                </text:list-item>
              </text:list>
            </text:list-item>
          </text:list>
        </text:list-item>
      </text:list>
      <text:p text:style-name="P2"/>
      <text:list xml:id="list221934010033655" text:continue-numbering="true" text:style-name="L1">
        <text:list-item>
          <text:list>
            <text:list-item>
              <text:p text:style-name="P142"><text:span text:style-name="T1">Tendencias primarias 3 fases: </text:span><text:span text:style-name="T4">(acumulación lo he escuchado como mercado lateral a veces) </text:span><text:span text:style-name="T11">VER IMAGEN </text:span><text:a xlink:type="simple" xlink:href="https://admiralmarkets.com/es/education/articles/forex-indicators/teoria-dow" text:style-name="Internet_20_link" text:visited-style-name="Visited_20_Internet_20_Link"><text:span text:style-name="T11">https://admiralmarkets.com/es/education/articles/forex-indicators/teoria-dow</text:span></text:a></text:p>
              <text:list>
                <text:list-item>
                  <text:p text:style-name="P143"><text:span text:style-name="T2">Tend. Prim. A</text:span>lcista →<text:span text:style-name="T2"> acumulación – tendencia – distribución</text:span></text:p>
                </text:list-item>
                <text:list-item>
                  <text:p text:style-name="P145">Tend. Prim. Bajista → acumulación – tendencia – pánico</text:p>
                </text:list-item>
              </text:list>
            </text:list-item>
          </text:list>
        </text:list-item>
      </text:list>
      <text:p text:style-name="P3"/>
      <text:list xml:id="list221935537137058" text:continue-numbering="true" text:style-name="L1">
        <text:list-item>
          <text:list>
            <text:list-item>
              <text:p text:style-name="P145">Volumen de negociación confirma la tendencia</text:p>
            </text:list-item>
          </text:list>
          <text:p text:style-name="P145"/>
          <text:list text:continue-numbering="true">
            <text:list-header>
              <text:p text:style-name="P146"><text:span text:style-name="T13">¿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146">En el <text:span text:style-name="T14">trading</text:span>, el volumen es la cantidad de un activo en el que se invierte durante un período de tiempo. Es un indicador clave de la actividad del mercado y la liquidez.</text:p>
            </text:list-header>
          </text:list>
        </text:list-item>
      </text:list>
      <text:p text:style-name="P3"/>
      <text:list xml:id="list221934796125385" text:continue-numbering="true" text:style-name="L1">
        <text:list-item>
          <text:list>
            <text:list-item>
              <text:list>
                <text:list-item>
                  <text:p text:style-name="P145">Alcista: Si el precio sube, el volumen aumenta. Si el precio baja, el volumen disminuye.</text:p>
                </text:list-item>
                <text:list-item>
                  <text:p text:style-name="P145">Bajista: Si el precio sube, volumen baja. Si el precio baja, volumen aumenta.</text:p>
                </text:list-item>
              </text:list>
            </text:list-item>
          </text:list>
        </text:list-item>
      </text:list>
      <text:p text:style-name="P3"/>
      <text:list xml:id="list221935232656712" text:continue-numbering="true" text:style-name="L1">
        <text:list-item>
          <text:list>
            <text:list-item>
              <text:p text:style-name="P145">Confirmación con el índice Dow Jones Industrial and Dow Jones Transportes <text:span text:style-name="T24">(antiguo Ferrocarril)</text:span> → son dos índices/tendencias. Si la tendencia no está confirmada por estos índices, es señal de debilitación o reversión de la misma. <text:span text:style-name="T12">(Dow Jones, índice de la bolsa de Nueva York)</text:span></text:p>
            </text:list-item>
          </text:list>
        </text:list-item>
      </text:list>
      <text:p text:style-name="P3"/>
      <text:list xml:id="list221935596840800" text:continue-numbering="true" text:style-name="L1">
        <text:list-item>
          <text:list>
            <text:list-item>
              <text:p text:style-name="P145">Vigencia de la tendencia actual hasta que se demuestre el cambio.</text:p>
              <text:p text:style-name="P145"/>
            </text:list-item>
          </text:list>
        </text:list-item>
      </text:list>
      <text:p text:style-name="P3"/>
      <text:list xml:id="list221935430193373" text:continue-numbering="true" text:style-name="L1">
        <text:list-item>
          <text:p text:style-name="P145">ESCENARIOS ALCISTAS Y BAJISTAS. <text:s/>MERCADOS EN CONSOLIDACIÓN</text:p>
          <text:p text:style-name="P145"/>
          <text:list>
            <text:list-item>
              <text:p text:style-name="P145">Máximos más altos, mínimos más altos → mercado/tendencia alcista</text:p>
              <text:p text:style-name="P145"/>
            </text:list-item>
            <text:list-item>
              <text:p text:style-name="P145">Máximos más bajos, mínimos más bajos → mercado/tendencia bajista</text:p>
              <text:p text:style-name="P145"><text:soft-page-break/></text:p>
            </text:list-item>
            <text:list-item>
              <text:p text:style-name="P145">Mercado lateral o de consolidación, no ocurre ni a ni b.</text:p>
            </text:list-item>
          </text:list>
        </text:list-item>
      </text:list>
      <text:p text:style-name="P3"/>
      <text:p text:style-name="P3"/>
      <text:list xml:id="list221934440600283" text:continue-numbering="true" text:style-name="L1">
        <text:list-item>
          <text:p text:style-name="P147">SOPORTE O RESISTENCIA (zonas). <text:s/>Sirven para ver cuándo el mercado las “rompe”, buena opción para entrada a operar. Dan lugar a nuevas tendencias. PREDICE LA TENDENCIA DEL MERCADO (INDICA PUNTOS EXACTOS DE ENTRADA)</text:p>
          <text:p text:style-name="P147"/>
        </text:list-item>
      </text:list>
      <text:p text:style-name="P8"/>
      <text:list xml:id="list221934070833960" text:continue-numbering="true" text:style-name="L1">
        <text:list-item>
          <text:p text:style-name="P147">CASCADA DE MÍNIMOS. La cotización va haciendo mínimos menores, es una señal de tendencia bajista muy útil para mercados tendenciales con poco retroceso. <text:span text:style-name="T3">SL mas amplio.</text:span><text:span text:style-name="T10">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7"><text:tab/>“ L</text:span><text:span text:style-name="T16">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7">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86"><text:span text:style-name="T19">RICHARD WYCKOFF,</text:span><text:span text:style-name="T20"> </text:span><text:span text:style-name="T19">nació</text:span><text:span text:style-name="T20"> en </text:span><text:span text:style-name="T19">1873</text:span><text:span text:style-name="T20">. </text:span><text:span text:style-name="T21">Fue el fundador del periódico The </text:span><text:span text:style-name="T19">Magazine of Wall Street</text:span><text:span text:style-name="T21">.</text:span></text:p>
      <text:p text:style-name="P14"/>
      <text:list xml:id="list3392004419" text:style-name="L2">
        <text:list-item>
          <text:p text:style-name="P148"><text:span text:style-name="T21">E</text:span><text:span text:style-name="T22">nfoque en 5 pasos: (imagen </text:span><text:a xlink:type="simple" xlink:href="https://armagafx.com/metodo-wyckoff-leyes/" text:style-name="Internet_20_link" text:visited-style-name="Visited_20_Internet_20_Link"><text:span text:style-name="T18">https://armagafx.com/metodo-wyckoff-leyes/</text:span></text:a><text:span text:style-name="T22">)</text:span></text:p>
          <text:list>
            <text:list-header>
              <text:p text:style-name="P149"/>
            </text:list-header>
            <text:list-item>
              <text:p text:style-name="P149">Determine la posición actual y la tendencia futura probable del mercado.</text:p>
              <text:p text:style-name="P149">Consolidado o en tendencia? Evaluación del mercado para futura tendencia (futuro cercano) Toma de decisiones a largo o corto plazo.</text:p>
              <text:p text:style-name="P149"/>
            </text:list-item>
            <text:list-item>
              <text:p text:style-name="P149">Seleccione acciones en armonía con la tendencia. En alcista, elegir acciones más fuertes que el mercado (mayores aumentos porcentuales que el mercado durante los repuntes y menores disminuciones durante las reacciones). Lo contrario para bajista.</text:p>
              <text:p text:style-name="P149"/>
            </text:list-item>
            <text:list-item>
              <text:p text:style-name="P149">Seleccione acciones con una “causa” que iguale o exceda su objetivo mínimo.</text:p>
              <text:p text:style-name="P149">Ley de Wyckoff de “Causa y Efecto”. Proyecciones P&amp;F (punto y figura).</text:p>
              <text:p text:style-name="P150">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150"/>
            </text:list-item>
            <text:list-item>
              <text:p text:style-name="P150">Disponibilidad de acciones. </text:p>
              <text:p text:style-name="P150"/>
            </text:list-item>
            <text:list-item>
              <text:p text:style-name="P150">Elección de activo para operar. Escoger el activo que va en armonía con el mercado general. (más probabilidades de éxito).</text:p>
            </text:list-item>
          </text:list>
        </text:list-item>
      </text:list>
      <text:p text:style-name="P15"/>
      <text:p text:style-name="P15"/>
      <text:list xml:id="list221935054219661" text:continue-numbering="true" text:style-name="L2">
        <text:list-item>
          <text:p text:style-name="P151">Ciclo de precios en la teoría de Wyckoff.</text:p>
          <text:p text:style-name="P152"><text:span text:style-name="T18">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151"/>
        </text:list-item>
        <text:list-item>
          <text:p text:style-name="P151">Las 3 leyes del método Wyckoff:</text:p>
          <text:list>
            <text:list-header>
              <text:p text:style-name="P151"/>
            </text:list-header>
            <text:list-item>
              <text:p text:style-name="P151">Oferta y demanda: Demanda mayor que la oferta, el precio sube, al contrario, el precio baja. El trader/analista debe estudiar el equilibrio oferta/demanda comparando velas de precio y volumen.</text:p>
              <text:p text:style-name="P151"/>
            </text:list-item>
            <text:list-item>
              <text:p text:style-name="P151">Causa y efecto: La causa se mide mediante el recuento de volumen en un gráfico. El efecto es la distancia que se mueve el precio correspondiente a dicha causa.</text:p>
              <text:p text:style-name="P151"/>
            </text:list-item>
            <text:list-item>
              <text:p text:style-name="P151">Esfuerzo y resultado: Proporciona una advertencia de un posible cambio de tendencia en un futuro cercano.</text:p>
            </text:list-item>
          </text:list>
        </text:list-item>
      </text:list>
      <text:p text:style-name="P16"/>
      <text:p text:style-name="P16"/>
      <text:p text:style-name="P18"/>
      <text:h text:style-name="P140"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4">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7">(</text:span><text:a xlink:type="simple" xlink:href="https://www.hobbiecode.com/trading-algoritmico/" text:style-name="Internet_20_link" text:visited-style-name="Visited_20_Internet_20_Link"><text:span text:style-name="T27">https://www.hobbiecode.com/trading-algoritmico/</text:span></text:a><text:span text:style-name="T27">)</text:span></text:p>
      <text:p text:style-name="P58"/>
      <text:p text:style-name="P58"><text:span text:style-name="T14">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4">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5"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8">E</text:span>l trading algorítmico es la automatización de un sistema de trading. <text:span text:style-name="T28">(</text:span><text:a xlink:type="simple" xlink:href="https://www.hobbiecode.com/trading-algoritmico/" text:style-name="Internet_20_link" text:visited-style-name="Visited_20_Internet_20_Link"><text:span text:style-name="T28">https://www.hobbiecode.com/trading-algoritmico/</text:span></text:a><text:span text:style-name="T28">)</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8">P</text:span><text:span text:style-name="T26">rogramar un robot que realice operaciones en base a unas reglas no es complicado si vienes de un perfil técnico de programación o te gusta el mundo del código. Lo más complicado es encontrar el método ganador, lo demás, todo es posible. </text:span><text:span text:style-name="T28">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426138991" text:style-name="L3">
        <text:list-item>
          <text:p text:style-name="P153"><text:span text:style-name="T5">No entra en juego las emociones.</text:span><text:span text:style-name="T26">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221934191924290" text:continue-numbering="true" text:style-name="L3">
        <text:list-item>
          <text:p text:style-name="P153"><text:span text:style-name="T5">Está siempre conectado al mercado.</text:span><text:span text:style-name="T26"> </text:span><text:span text:style-name="T28">Capacidad de incluir el programa/algoritmo en un servidor, de manera que no depende de la conexión y tiempo de la persona que lo usa.</text:span></text:p>
        </text:list-item>
      </text:list>
      <text:p text:style-name="P57"/>
      <text:list xml:id="list221934124335671" text:continue-numbering="true" text:style-name="L3">
        <text:list-item>
          <text:p text:style-name="P153"><text:span text:style-name="T5">Precisión en entradas y salidas.</text:span><text:span text:style-name="T26"> Es mucho más preciso y rápido a la hora de realizar acciones en nuestra operativa y, además, es capaz de abrir y cerrar operaciones simultáneas.</text:span></text:p>
        </text:list-item>
      </text:list>
      <text:p text:style-name="P57"/>
      <text:list xml:id="list221935560066319" text:continue-numbering="true" text:style-name="L3">
        <text:list-item>
          <text:p text:style-name="P153"><text:span text:style-name="T5">Machine Learning.</text:span><text:span text:style-name="T26"> Con las tecnologías de hoy en día y herramientas de BI y BigData, puedes entrenar un algoritmo en base al histórico e ir cambiando los parámetros día a día.</text:span></text:p>
        </text:list-item>
      </text:list>
      <text:p text:style-name="P57"/>
      <text:list xml:id="list221933856671458" text:continue-numbering="true" text:style-name="L3">
        <text:list-item>
          <text:p text:style-name="P153"><text:span text:style-name="T5">Trading de alta frecuencia</text:span><text:span text:style-name="T26">. </text:span><text:span text:style-name="T28">E</text:span><text:span text:style-name="T26">strategia que utilizan los grandes inversores (bancos, instituciones, etc.). </text:span><text:span text:style-name="T28">Ejecución de operaciones rápidas para poder rentabilizar el movimiento de capital al máximo. </text:span><text:span text:style-name="T15">(profundizar…..)</text:span></text:p>
        </text:list-item>
      </text:list>
      <text:p text:style-name="P52"/>
      <text:p text:style-name="P52"/>
      <text:p text:style-name="P59">Desventajas del trading algoritmico:</text:p>
      <text:p text:style-name="P59"/>
      <text:list xml:id="list1645189892" text:style-name="L4">
        <text:list-item>
          <text:p text:style-name="P154"><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221933775243172" text:continue-numbering="true" text:style-name="L4">
        <text:list-item>
          <text:p text:style-name="P154"><text:span text:style-name="T3">Dificultad para programar la acción del precio (Price Action)</text:span>. <text:span text:style-name="T26">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6">o resistencias los identificas a “ojo” y los pintas. Es complejo realizar un robot que te identifique estos patrones comparado con lo sencillo que es identificarlo a simple vista.</text:span></text:p>
          <text:p text:style-name="P155">En otras palabras, dificultad para identificar <text:span text:style-name="T13">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6">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9">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4" draw:name="Imagen3" text:anchor-type="char" svg:x="8.745cm" svg:y="2.314cm" svg:width="9.43cm" svg:height="7.684cm" draw:z-index="2"><draw:image xlink:href="Pictures/1000000000000272000001FE7EA08A8E46970676.png" xlink:type="simple" xlink:show="embed" xlink:actuate="onLoad" draw:mime-type="image/png"/></draw:frame><draw:frame draw:style-name="fr4"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30">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2">MetaTrader5 SOLO EN WINDOWS, PASAR A WINDOWS</text:p>
      <text:p text:style-name="P63">Cosas para windows:</text:p>
      <text:p text:style-name="P63">-PyCharm</text:p>
      <text:p text:style-name="P63">-<text:span text:style-name="T31">Docker</text:span></text:p>
      <text:p text:style-name="P63">-<text:span text:style-name="T31">GitHub Desktop</text:span></text:p>
      <text:p text:style-name="P63">-<text:span text:style-name="T31">Python</text:span></text:p>
      <text:p text:style-name="P63">-<text:span text:style-name="T31">Deps de Python</text:span></text:p>
      <text:p text:style-name="P63"/>
      <text:p text:style-name="P63"/>
      <text:p text:style-name="P63"/>
      <text:p text:style-name="P63"><text:soft-page-break/></text:p>
      <text:p text:style-name="P63"/>
      <text:p text:style-name="P95"><text:a xlink:type="simple" xlink:href="https://www.mql5.com/en/docs/integration/python_metatrader5" text:style-name="Internet_20_link" text:visited-style-name="Visited_20_Internet_20_Link">https://www.mql5.com/en/docs/integration/python_metatrader5</text:a></text:p>
      <text:p text:style-name="P95"/>
      <text:p text:style-name="P95">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3"/>
      <text:p text:style-name="P67">Con un script inicial como este:</text:p>
      <text:p text:style-name="P67"/>
      <text:p text:style-name="P93"><text:span text:style-name="T32">import </text:span><text:span text:style-name="T34">MetaTrader5 </text:span><text:span text:style-name="T32">as </text:span><text:span text:style-name="T34">mt5</text:span><text:line-break/><text:line-break/><text:span text:style-name="T36"># Documentacion del modulo:</text:span><text:line-break/><text:span text:style-name="T36"># https://pypi.org/project/MetaTrader5/#description</text:span><text:line-break/><text:span text:style-name="T36"># https://www.mql5.com/en/docs/integration/python_metatrader5</text:span><text:line-break/><text:line-break/><text:line-break/><text:span text:style-name="T36"># Conectarse a MetaTrader5</text:span><text:line-break/><text:span text:style-name="T32">if not </text:span><text:span text:style-name="T34">mt5.initialize():</text:span><text:line-break/><text:span text:style-name="T34"> <text:s text:c="3"/></text:span><text:span text:style-name="T37">print</text:span><text:span text:style-name="T34">(</text:span><text:span text:style-name="T38">"initialize() failed"</text:span><text:span text:style-name="T34">)</text:span><text:line-break/><text:span text:style-name="T34"> <text:s text:c="3"/>mt5.shutdown()</text:span><text:line-break/><text:line-break/><text:span text:style-name="T36"># request connection status and parameters</text:span><text:line-break/><text:span text:style-name="T37">print</text:span><text:span text:style-name="T34">(mt5.terminal_info())</text:span><text:line-break/><text:line-break/><text:span text:style-name="T36"># get data on MetaTrader 5 version</text:span><text:line-break/><text:span text:style-name="T37">print</text:span><text:span text:style-name="T34">(mt5.version())</text:span></text:p>
      <text:p text:style-name="P67"/>
      <text:p text:style-name="P67">Nos conectamos a metatrader5. Mas documentacion y links en el script (metatrader_bot.py)</text:p>
      <text:p text:style-name="P67"><text:a xlink:type="simple" xlink:href="https://www.mql5.com/en/docs/integration/python_metatrader5" text:style-name="Internet_20_link" text:visited-style-name="Visited_20_Internet_20_Link">https://www.mql5.com/en/docs/integration/python_metatrader5</text:a></text:p>
      <text:p text:style-name="P67"/>
      <text:p text:style-name="P68">Mas docu de llamadas importantes de MT5:</text:p>
      <text:p text:style-name="P68"/>
      <text:p text:style-name="P64">positions_get</text:p>
      <text:p text:style-name="P68">Obtiene las posiciones abiertas con posibilidad de filtrado según un símbolo o ticket. Existen 3 variantes de llamada.</text:p>
      <text:p text:style-name="P68"><text:a xlink:type="simple" xlink:href="https://www.mql5.com/es/docs/integration/python_metatrader5/mt5positionsget_py" text:style-name="Internet_20_link" text:visited-style-name="Visited_20_Internet_20_Link">https://www.mql5.com/es/docs/integration/python_metatrader5/mt5positionsget_py</text:a></text:p>
      <text:p text:style-name="P68"/>
      <text:p text:style-name="P65">positions_total</text:p>
      <text:p text:style-name="P67">Obtiene el número de posiciones abiertas.</text:p>
      <text:p text:style-name="P67"><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7"/>
      <text:p text:style-name="P64">copy_ticks</text:p>
      <text:p text:style-name="P68"><text:a xlink:type="simple" xlink:href="https://www.mql5.com/es/docs/integration/python_metatrader5/mt5copyticksfrom_py" text:style-name="Internet_20_link" text:visited-style-name="Visited_20_Internet_20_Link">https://www.mql5.com/es/docs/integration/python_metatrader5/mt5copyticksfrom_py</text:a></text:p>
      <text:p text:style-name="P68"><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8"/>
      <text:p text:style-name="P64">order_send</text:p>
      <text:p text:style-name="P66">Comparar o vender, poner sl y tp</text:p>
      <text:p text:style-name="P68"><text:a xlink:type="simple" xlink:href="https://www.mql5.com/es/docs/integration/python_metatrader5/mt5ordersend_py" text:style-name="Internet_20_link" text:visited-style-name="Visited_20_Internet_20_Link">https://www.mql5.com/es/docs/integration/python_metatrader5/mt5ordersend_py</text:a></text:p>
      <text:p text:style-name="P69"><text:soft-page-break/>Con el programa basico de <text:a xlink:type="simple" xlink:href="https://www.mql5.com/en/docs/integration/python_metatrader5" text:style-name="Internet_20_link" text:visited-style-name="Visited_20_Internet_20_Link"><text:span text:style-name="T30">https://www.mql5.com/en/docs/integration/python_metatrader5</text:span></text:a></text:p>
      <text:p text:style-name="P69"/>
      <text:p text:style-name="P70">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0">(500, 2817, '01 Mar 2021')</text:p>
      <text:p text:style-name="P70"/>
      <text:p text:style-name="P70">----MOSTRANDO DATOS----</text:p>
      <text:p text:style-name="P70"/>
      <text:p text:style-name="P70">ticks( 186368 )</text:p>
      <text:p text:style-name="P70">(1614942051, 1.55382, 1.55389, 0., 0, 1614942051022, 134, 0.)</text:p>
      <text:p text:style-name="P70">(1614942051, 1.55385, 1.5539, 0., 0, 1614942051122, 134, 0.)</text:p>
      <text:p text:style-name="P70">(1614942051, 1.55381, 1.55386, 0., 0, 1614942051223, 134, 0.)</text:p>
      <text:p text:style-name="P70">(1614942051, 1.55377, 1.55383, 0., 0, 1614942051331, 134, 0.)</text:p>
      <text:p text:style-name="P70">(1614942051, 1.55375, 1.55383, 0., 0, 1614942051426, 130, 0.)</text:p>
      <text:p text:style-name="P70">(1614942051, 1.55376, 1.55383, 0., 0, 1614942051984, 130, 0.)</text:p>
      <text:p text:style-name="P70">(1614942052, 1.55377, 1.55382, 0., 0, 1614942052397, 134, 0.)</text:p>
      <text:p text:style-name="P70">(1614942052, 1.55376, 1.55382, 0., 0, 1614942052704, 130, 0.)</text:p>
      <text:p text:style-name="P70">(1614942052, 1.55377, 1.55384, 0., 0, 1614942052804, 134, 0.)</text:p>
      <text:p text:style-name="P70"/>
      <text:p text:style-name="P71"><draw:frame draw:style-name="fr3" draw:name="Imagen6" text:anchor-type="char" svg:width="11.841cm" svg:height="8.879cm" draw:z-index="5"><draw:image xlink:href="Pictures/1000020100000280000001E09A3B815CC7B2967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4">- El <text:span text:style-name="T3">bid</text:span> es el precio que se ofrece (el <text:span text:style-name="T3">precio de compra </text:span><text:span text:style-name="T6">(del mercado)</text:span>).</text:p>
      <text:p text:style-name="P72">Precio al que TÚ le vendes al MERCADO.</text:p>
      <text:p text:style-name="Standard"/>
      <text:p text:style-name="P74">- El <text:span text:style-name="T3">ask</text:span> es el precio que te piden (el <text:span text:style-name="T3">precio de venta </text:span><text:span text:style-name="T6">(del mercado)</text:span>).</text:p>
      <text:p text:style-name="P72">Precio al que TÚ le compras al MERCADO.</text:p>
      <text:p text:style-name="Standard"/>
      <text:p text:style-name="Standard"><text:span text:style-name="T39">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2"><text:span text:style-name="T40">Más informacion en el link : </text:span><text:a xlink:type="simple" xlink:href="https://www.novatostradingclub.com/formacion/spread-bid-ask-liquidez-brokers/" text:style-name="Internet_20_link" text:visited-style-name="Visited_20_Internet_20_Link"><text:span text:style-name="T40">https://www.novatostradingclub.com/formacion/spread-bid-ask-liquidez-brokers/</text:span></text:a><text:span text:style-name="T40"> </text:span></text:p>
      <text:p text:style-name="P76"/>
      <text:p text:style-name="P72">No importa cuántos vendedores haya, el auténtico precio de venta <text:span text:style-name="T41">(ask) </text:span>es el más bajo de todos los ofertantes.</text:p>
      <text:p text:style-name="P72"/>
      <text:p text:style-name="P72">No importa cuántos compradores haya, el único precio de compra <text:span text:style-name="T41">(bid)</text:span> a considerar es el más alto.</text:p>
      <text:p text:style-name="P72"/>
      <text:p text:style-name="P7">¿Qué es el spread? ¿Liquidez?</text:p>
      <text:p text:style-name="P72"/>
      <text:p text:style-name="P73">- El <text:span text:style-name="T3">spread</text:span> (del inglés “separación”) y también conocido en español como horquilla, es la diferencia en un momento dado entre los precios <text:span text:style-name="T3">bid</text:span> y <text:span text:style-name="T3">ask</text:span>.</text:p>
      <text:p text:style-name="P73"/>
      <text:p text:style-name="P73">El spread debe ser pequeño, <text:span text:style-name="T3">cuanto más pequeño mejor</text:span>. Ten en cuenta, que sólo por entrar en el mercado, ya estás perdiendo dinero, porque tendrás que salir a un precio peor, y la diferencia de precios es el spread.</text:p>
      <text:p text:style-name="P73"/>
      <text:p text:style-name="P73">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3"/>
      <text:p text:style-name="P73">El spread es una medida de la liquidez (a menor spread, mayor liquidez) y </text:p>
      <text:p text:style-name="P73">- <text:span text:style-name="T41">L</text:span>a <text:span text:style-name="T3">liquidez</text:span> es en la práctica, la facilidad que tienes para comprar o vender al precio que quieras.</text:p>
      <text:p text:style-name="P73"/>
      <text:p text:style-name="P73">Cuantos más participantes y más activos sean, más liquidez habrá, el spread será menor, y los precios de compra serán tan parecidos que el spread apenas tendrá impacto en tu operativa.</text:p>
      <text:p text:style-name="P73"/>
      <text:p text:style-name="P73"/>
      <text:p text:style-name="P75">BUSCAMOS ENTONCES SITUACIONES CON MUCHA LIQUIDEZ, ES DECIR, SPREAD MINIMO.</text:p>
      <text:p text:style-name="P75"/>
      <text:p text:style-name="P75">Hablando del mercado de divisas (FOREX), un spread típico en el EUR/USD es de medio pip. Esto es, que se aprecia a partir de la quinta cifra decimal en el cambio de divisa.</text:p>
      <text:p text:style-name="P75"/>
      <text:p text:style-name="P75"/>
      <text:p text:style-name="P75"><text:soft-page-break/></text:p>
      <text:p text:style-name="P75">Cuando hay <text:span text:style-name="T3">volatilidad</text:span> el precio se acelera y las velas se hacen más grandes y bruscas. Esto provoca negociaciones más impulsivas e intempestivas, lo que agranda el spread.</text:p>
      <text:p text:style-name="P75"/>
      <text:p text:style-name="P75">Este fenómeno, es especialmente crítico en la operativa intradiaria, donde el spread puede llegar a anular por completo tu ventaja competitiva en el mercado.</text:p>
      <text:p text:style-name="P75"/>
      <text:p text:style-name="P75">En Forex, que es un mercado extremadamente complejo, el spread marca la diferencia. Muchas veces (aunque no siempre) conviene dejar escapar las velas más jugosas, porque llevan asociado un spread inasumible.</text:p>
      <text:p text:style-name="P75"/>
      <text:p text:style-name="P75"/>
      <text:p text:style-name="P75">(PIP: lo vemos mas adelante.</text:p>
      <text:p text:style-name="P75"><text:a xlink:type="simple" xlink:href="https://www.novatostradingclub.com/formacion/pips-ticks-y-puntos-en-trading/" text:style-name="Internet_20_link" text:visited-style-name="Visited_20_Internet_20_Link">https://www.novatostradingclub.com/formacion/pips-ticks-y-puntos-en-trading/</text:a>)</text:p>
      <text:p text:style-name="P75"/>
      <text:p text:style-name="P75"/>
      <text:p text:style-name="P87"><text:span text:style-name="T23"><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4" draw:name="Imagen4" text:anchor-type="char" svg:x="0cm" svg:y="0.31cm" svg:width="17cm" svg:height="9.567cm" draw:z-index="3"><draw:image xlink:href="Pictures/100000000000077F00000438D23C7F824114B3A5.png" xlink:type="simple" xlink:show="embed" xlink:actuate="onLoad" draw:mime-type="image/png"/></draw:frame><draw:frame draw:style-name="fr4"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42">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8">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43">(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44">(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5">Uso </text:span><text:span text:style-name="T46">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7">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8">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141" text:outline-level="4">Cambio de estrategia (charla 6/4/2021):</text:h>
      <text:p text:style-name="P97"/>
      <text:p text:style-name="P98">- Nos vamos a centrar ahora en 5 mercados, 1 forex, 2 metales, 2 energias (petroleo, por ejemplo).</text:p>
      <text:p text:style-name="P98">- Empezamos con una aplicacion/estragia para operar:</text:p>
      <text:p text:style-name="P98"><text:tab/>software: estrategia basica para operar, abrir posicion y cerrar.</text:p>
      <text:p text:style-name="P98"><text:tab/>Tiempo: evaluar la estrategia con backtesting. Evaluar en tiempo real.</text:p>
      <text:p text:style-name="P98"/>
      <text:p text:style-name="P98">Estrategias: <text:s/>de mas simple a mas compleja<text:tab/></text:p>
      <text:list xml:id="list337029497" text:style-name="L5">
        <text:list-item>
          <text:p text:style-name="P156">pocas opciones de AA, no hay algoritmo exacto.</text:p>
        </text:list-item>
        <text:list-item>
          <text:p text:style-name="P157">aprendizaje por refuerzo</text:p>
        </text:list-item>
        <text:list-item>
          <text:p text:style-name="P157">mecanismo de gestion de cartera</text:p>
        </text:list-item>
      </text:list>
      <text:p text:style-name="P99"/>
      <text:p text:style-name="P99">Primera tarea:</text:p>
      <text:p text:style-name="P99">Entrada → datos y mi cartera</text:p>
      <text:p text:style-name="P99">Salida → abrir y cerrar posiciones y un resultado</text:p>
      <text:p text:style-name="P99">- La aplicación basica → ganancias, perdidas, comisiones,etc. Hoja de cálculo.</text:p>
      <text:p text:style-name="P99"/>
      <text:p text:style-name="P99">Mas adelante:</text:p>
      <text:p text:style-name="P99">- mercados, datos, cartera.</text:p>
      <text:p text:style-name="P99"><text:soft-page-break/></text:p>
      <text:p text:style-name="P100">DATOS OBTENIDOS:</text:p>
      <text:p text:style-name="P100"/>
      <text:p text:style-name="P96"><draw:frame draw:style-name="fr4" draw:name="Imagen7" text:anchor-type="char" svg:x="-0.078cm" svg:y="-0.111cm" svg:width="6.615cm" svg:height="19.791cm" draw:z-index="6"><draw:image xlink:href="Pictures/10000000000000FA000002ECAC9F3E73156492F6.png" xlink:type="simple" xlink:show="embed" xlink:actuate="onLoad" draw:mime-type="image/png"/></draw:frame><text:span text:style-name="T49"><text:tab/>5 AÑOS DE </text:span><text:span text:style-name="T50">PETROLEO </text:span><text:span text:style-name="T49">BRENT USD</text:span></text:p>
      <text:p text:style-name="P96"><text:span text:style-name="T49"><text:tab/>5 AÑOS DE </text:span><text:span text:style-name="T50">GAS NATURAL</text:span><text:span text:style-name="T49"> USD</text:span></text:p>
      <text:p text:style-name="P100"/>
      <text:p text:style-name="P100"><text:tab/>10 AÑOS DE EURUS</text:p>
      <text:p text:style-name="P100"/>
      <text:p text:style-name="P100"><text:tab/>5 AÑOS DE PLATA EUR</text:p>
      <text:p text:style-name="P100"><text:tab/>5 AÑOS DE ORO DOLAR</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2">FUNCIONES USADAS:</text:p>
      <text:p text:style-name="P126">login:</text:p>
      <text:p text:style-name="P101">Para comprar y vender y probar cualquier estrategia, he creado una cuenta DEMO en el broker</text:p>
      <text:p text:style-name="P101">ICMARKETS. Este broker te da usuario contraseña y server para entrar a metatrader con dicha cuenta</text:p>
      <text:p text:style-name="P101">{INSERTAR FOTO}</text:p>
      <text:p text:style-name="P101">Demo trading account login details:</text:p>
      <text:p text:style-name="P101">Trading Platform:<text:tab/>MT5</text:p>
      <text:p text:style-name="P101">Login:<text:tab/><text:tab/><text:tab/>50526262</text:p>
      <text:p text:style-name="P101">Password:<text:tab/><text:tab/>******</text:p>
      <text:p text:style-name="P101">Server:<text:tab/><text:tab/><text:tab/>ICMarketsSC-Demo</text:p>
      <text:p text:style-name="P101"/>
      <text:p text:style-name="P126">buy y sell:</text:p>
      <text:p text:style-name="P102">Envía desde el terminal al servidor comercial una solicitud de ejecución de una operación comercial. La función es un análogo de OrderSend.</text:p>
      <text:p text:style-name="P102">order_send(</text:p>
      <text:p text:style-name="P102"><text:s text:c="3"/>request <text:s text:c="5"/>// estructura de la solicitud</text:p>
      <text:p text:style-name="P102"><text:s text:c="3"/>);</text:p>
      <text:p text:style-name="P102">request</text:p>
      <text:p text:style-name="P102">[in] <text:s/>Estructura del tipo MqlTradeRequest que describe la acción comercial necesaria. Parámetro no nombrado obligatorio. Más abajo, podrá ver un ejemplo con el rellenado de una solicitud y la composición de una enumeración.</text:p>
      <text:p text:style-name="P102"><text:a xlink:type="simple" xlink:href="https://www.mql5.com/es/docs/integration/python_metatrader5/mt5ordersend_py" text:style-name="Internet_20_link" text:visited-style-name="Visited_20_Internet_20_Link">https://www.mql5.com/es/docs/integration/python_metatrader5/mt5ordersend_py</text:a></text:p>
      <text:p text:style-name="P102"/>
      <text:p text:style-name="P103">Para comprar y vender se necesita tener el AutoTrading enabled, si no, siguiente error:</text:p>
      <text:p text:style-name="P102">OrderSendResult(<text:span text:style-name="T3">retcode=10027</text:span>, deal=0, order=0, volume=0.0, price=0.0, bid=0.0, ask=0.0, <text:span text:style-name="T5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102"/>
      <text:p text:style-name="P102"/>
      <text:p text:style-name="P102"/>
      <text:p text:style-name="P102"><text:soft-page-break/></text:p>
      <text:p text:style-name="P104">Habilitar autotrading:</text:p>
      <text:p text:style-name="P105"><draw:custom-shape text:anchor-type="paragraph" draw:z-index="8" draw:name="Forma1" draw:style-name="gr1" draw:text-style-name="P160" svg:width="4.61cm" svg:height="1.168cm" svg:x="7.165cm" svg:y="1.942cm"><text:p/><draw:enhanced-geometry svg:viewBox="0 0 21600 21600" draw:type="rectangle" draw:enhanced-path="M 0 0 L 21600 0 21600 21600 0 21600 0 0 Z N"/></draw:custom-shape><draw:frame draw:style-name="fr4" draw:name="Imagen8" text:anchor-type="char" svg:x="0cm" svg:y="0.333cm" svg:width="17cm" svg:height="3.953cm" draw:z-index="7"><draw:image xlink:href="Pictures/100000000000029200000099CC6C8DE6784961CC.png" xlink:type="simple" xlink:show="embed" xlink:actuate="onLoad" draw:mime-type="image/png"/></draw:frame></text:p>
      <text:p text:style-name="P105">Otro posible error, usar type_filling = 1 (varia según simbolo).</text:p>
      <text:p text:style-name="P105">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105"><draw:frame draw:style-name="fr4" draw:name="Imagen9" text:anchor-type="char" svg:x="0cm" svg:y="0.298cm" svg:width="17cm" svg:height="1.229cm" draw:z-index="9"><draw:image xlink:href="Pictures/1000000000000650000000758171867C00AA31F8.png" xlink:type="simple" xlink:show="embed" xlink:actuate="onLoad" draw:mime-type="image/png"/></draw:frame></text:p>
      <text:p text:style-name="P105"/>
      <text:p text:style-name="P90"/>
      <text:p text:style-name="P106"><draw:frame draw:style-name="fr1" draw:name="Imagen10" text:anchor-type="char" svg:width="17cm" svg:height="8.758cm" draw:z-index="10"><draw:image xlink:href="Pictures/10000000000006720000035232A11BD645CB5EF9.png" xlink:type="simple" xlink:show="embed" xlink:actuate="onLoad" draw:mime-type="image/png"/></draw:frame></text:p>
      <text:p text:style-name="P106">Recapitulando datos, dataframe anual (parte de todo el dataset de eurusd en 10 años)</text:p>
      <text:p text:style-name="P106"/>
      <text:p text:style-name="P106">JUNTARÉ ESTOS DATOS CON BUY/SELL → ALGORITMO</text:p>
      <text:p text:style-name="P106"/>
      <text:p text:style-name="P106">— <text:span text:style-name="T57">PRIMERA ESTRATEGIA:</text:span></text:p>
      <text:p text:style-name="P107">Moving average <text:span text:style-name="T14">crossover</text:span>:</text:p>
      <text:p text:style-name="P107"><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07">- <text:span text:style-name="T58">Por qué una media móvil?</text:span></text:p>
      <text:p text:style-name="P108">Nos ayuda a eliminar el ruido en un grafico de precios</text:p>
      <text:p text:style-name="P108">Puede funcionar como <text:span text:style-name="T3">soporte</text:span> o <text:span text:style-name="T3">resistencia</text:span> (EXPLICAR ESTO ANTES, CONCEPTOS DE TRAING), es decir, el precio debería de ir por encima. Es un suelo, si el precio lo pasa, puede caer.</text:p>
      <text:p text:style-name="P108">Precio por encima de la media → tenderá a caer</text:p>
      <text:p text:style-name="P108">Precio por debajo de la media <text:s/>→ tenderá a subir</text:p>
      <text:p text:style-name="P108"/>
      <text:p text:style-name="P108"/>
      <text:p text:style-name="P108"/>
      <text:p text:style-name="P108"/>
      <text:p text:style-name="P127"><text:soft-page-break/>Tipos de media móvil:</text:p>
      <text:p text:style-name="P108">1- SMA (simple moving average) - media movil simple de 5 dias. Media diaria estudiada en un rango de 5 días.</text:p>
      <text:p text:style-name="P108">2- EMA (exponencial moving average) – mas peso a los precios mas recientes. Calculos mas complejos. La EMA reacciona más rápido a los cambios del precio que SMA (por estos pesos en los calculos).</text:p>
      <text:p text:style-name="P108"><draw:frame draw:style-name="fr4" draw:name="Imagen11" text:anchor-type="char" svg:x="2.951cm" svg:y="-0.231cm" svg:width="11.098cm" svg:height="7.692cm" draw:z-index="11"><draw:image xlink:href="Pictures/1000000000000674000004797161902B825E2FA9.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Ventanas de la Moving average (EMA o SMA). <text:span text:style-name="T59">Tambien llamado time frame, longitud o look back period.</text:span></text:p>
      <text:p text:style-name="P109">Con <text:span text:style-name="T3">menor tiempo</text:span> la media <text:span text:style-name="T3">reaccionará</text:span> mucho <text:span text:style-name="T3">más rápido</text:span> a los cambios del precio que una MA con mayor ventana. Es decir, <text:span text:style-name="T3">mas tiempo, menos reacción</text:span>.</text:p>
      <text:p text:style-name="P109">Figura: 100-day average (azul claro) vs 30-day average (oscuro)</text:p>
      <text:p text:style-name="P110"><draw:frame draw:style-name="fr4" draw:name="Imagen12" text:anchor-type="char" svg:x="3.605cm" svg:y="-0.132cm" svg:width="9.791cm" svg:height="6.913cm" draw:z-index="12"><draw:image xlink:href="Pictures/100000000000063F000004697B263E12B0656186.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En la teoría, una <text:span text:style-name="T3">ventana más grande</text:span> beneficia más a los traders long-term (<text:span text:style-name="T3"> a largo plazo </text:span>). </text:p>
      <text:p text:style-name="P110">Una ventana <text:span text:style-name="T3">más pequeña</text:span> beneficia más a los de <text:span text:style-name="T3">corto plazo</text:span>.</text:p>
      <text:p text:style-name="P110"><text:soft-page-break/></text:p>
      <text:p text:style-name="P110">¿¿Qué son las crossover??</text:p>
      <text:p text:style-name="P110">Estrategias que usan medias móviles:</text:p>
      <text:p text:style-name="P111"><text:span text:style-name="T3">Price crossover:</text:span> cuando el precio cruza por encima o por debajo de la media móvil → señaliza un cambio potencial de tendencia.</text:p>
      <text:p text:style-name="P111"><text:span text:style-name="T3">Golden and dead cross:</text:span> usando dos medias moviles, una MA a corto plazo y otra a largo plazo. </text:p>
      <text:p text:style-name="P111">Cuando la MA a corto plazo supera a la de largo plazo → señal de compra (golden cross)</text:p>
      <text:p text:style-name="P111">Cuando la MA a largo plazo supera a la de corto plazo → señal de venta (dead/death cross)</text:p>
      <text:p text:style-name="P111"/>
      <text:p text:style-name="P111">VIDEO QUE APLICA EL GOLDEN CROSS: <text:a xlink:type="simple" xlink:href="https://www.youtube.com/watch?v=SEQbb8w7VTw" text:style-name="Internet_20_link" text:visited-style-name="Visited_20_Internet_20_Link"><text:span text:style-name="T57">https://www.youtube.com/watch?v=SEQbb8w7VTw</text:span></text:a></text:p>
      <text:p text:style-name="P111"/>
      <text:p text:style-name="P111"/>
      <text:p text:style-name="P112">Desarrollado golden y dead crossover, DESARROLLAR AQUI EL CODIGO, CAPTURA:</text:p>
      <text:p text:style-name="P112"><draw:frame draw:style-name="fr4" draw:name="Imagen13" text:anchor-type="char" svg:x="0cm" svg:y="0.265cm" svg:width="17cm" svg:height="9.562cm" draw:z-index="13"><draw:image xlink:href="Pictures/1000000000000780000004386EF977D714CA3FEC.png" xlink:type="simple" xlink:show="embed" xlink:actuate="onLoad" draw:mime-type="image/png"/></draw:frame></text:p>
      <text:p text:style-name="P112"/>
      <text:p text:style-name="P112">Algunos links usados (pandas, python, etc)</text:p>
      <text:p text:style-name="P112"><text:a xlink:type="simple" xlink:href="https://pandas.pydata.org/docs/user_guide/merging.html" text:style-name="Internet_20_link" text:visited-style-name="Visited_20_Internet_20_Link">https://pandas.pydata.org/docs/user_guide/merging.html</text:a></text:p>
      <text:p text:style-name="P112"><text:a xlink:type="simple" xlink:href="https://stackoverflow.com/questions/13411544/delete-column-from-pandas-dataframe" text:style-name="Internet_20_link" text:visited-style-name="Visited_20_Internet_20_Link">https://stackoverflow.com/questions/13411544/delete-column-from-pandas-dataframe</text:a></text:p>
      <text:p text:style-name="P112"><text:a xlink:type="simple" xlink:href="https://medium.com/oreillymedia/algorithmic-trading-in-less-than-100-lines-of-python-code-b4a4b159a485" text:style-name="Internet_20_link" text:visited-style-name="Visited_20_Internet_20_Link">https://medium.com/oreillymedia/algorithmic-trading-in-less-than-100-lines-of-python-code-b4a4b159a485</text:a></text:p>
      <text:p text:style-name="P112"><text:soft-page-break/><text:a xlink:type="simple" xlink:href="https://www.youtube.com/watch?v=SEQbb8w7VTw" text:style-name="Internet_20_link" text:visited-style-name="Visited_20_Internet_20_Link">https://www.youtube.com/watch?v=SEQbb8w7VTw</text:a></text:p>
      <text:p text:style-name="P112">Importante : <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12"><text:a xlink:type="simple" xlink:href="https://matplotlib.org/stable/api/_as_gen/matplotlib.pyplot.plot.html" text:style-name="Internet_20_link" text:visited-style-name="Visited_20_Internet_20_Link">https://matplotlib.org/stable/api/_as_gen/matplotlib.pyplot.plot.html</text:a></text:p>
      <text:p text:style-name="P112"><text:a xlink:type="simple" xlink:href="https://stackoverflow.com/questions/39964558/pandas-max-value-index/39964614" text:style-name="Internet_20_link" text:visited-style-name="Visited_20_Internet_20_Link">https://stackoverflow.com/questions/39964558/pandas-max-value-index/39964614</text:a></text:p>
      <text:p text:style-name="P112"/>
      <text:p text:style-name="P112"/>
      <text:p text:style-name="P112"/>
      <text:p text:style-name="P113"><draw:frame draw:style-name="fr1" draw:name="Imagen14" text:anchor-type="char" svg:width="17cm" svg:height="8.758cm" draw:z-index="14"><draw:image xlink:href="Pictures/1000000000000672000003527E2A48974B316D81.png" xlink:type="simple" xlink:show="embed" xlink:actuate="onLoad" draw:mime-type="image/png"/></draw:frame></text:p>
      <text:p text:style-name="P113"/>
      <text:p text:style-name="P91">BACKTESTING:</text:p>
      <text:p text:style-name="P114">Lo desarrollado antes es para tiempo real. Se puede ejecutar y probar pero para que sea más facil, he adapatado la funcion de medias moviles con parametros para indicar si queremos hacer backtesting</text:p>
      <text:p text:style-name="P114">Con la opcion de backtesting, voy cogiendo datos ya existentes y voy generando las medais de la misma forma que hago en tiempo real, solo que de esta forma puedo permitirme hacerlo en periodos de menos tiempo (x segundos, con sleeps).</text:p>
      <text:p text:style-name="P114">Ejemplos del funcionamiento de la estrategia con backtesting.</text:p>
      <text:p text:style-name="P94"><text:span text:style-name="T35">acciones = moving_average_golden_dead_cross(dataframes[</text:span><text:span text:style-name="T60">0</text:span><text:span text:style-name="T35">]</text:span><text:span text:style-name="T33">, </text:span><text:span text:style-name="T35">symbols_names[</text:span><text:span text:style-name="T60">0</text:span><text:span text:style-name="T35">]</text:span><text:span text:style-name="T33">, </text:span><text:span text:style-name="T60">3</text:span><text:span text:style-name="T33">, </text:span><text:span text:style-name="T60">6</text:span><text:span text:style-name="T33">, </text:span><text:span text:style-name="T62">backtesting</text:span><text:span text:style-name="T35">=</text:span><text:span text:style-name="T33">True,</text:span><text:line-break/><text:span text:style-name="T33"> <text:s text:c="43"/></text:span><text:span text:style-name="T62">backtesting_start_date</text:span><text:span text:style-name="T35">=datetime.datetime(</text:span><text:span text:style-name="T60">2020</text:span><text:span text:style-name="T33">, </text:span><text:span text:style-name="T60">10</text:span><text:span text:style-name="T33">, </text:span><text:span text:style-name="T61">8</text:span><text:span text:style-name="T35">)</text:span><text:span text:style-name="T33">,</text:span><text:line-break/><text:span text:style-name="T33"> <text:s text:c="43"/></text:span><text:span text:style-name="T62">time_trading_in_hours</text:span><text:span text:style-name="T35">=</text:span><text:span text:style-name="T60">24</text:span><text:span text:style-name="T35">)</text:span></text:p>
      <text:p text:style-name="P77"/>
      <text:p text:style-name="P77">Ejemplo para EURUSD, con ventana pequeña de 3 horas y grande de 6. Se aplica la estrategia durante <text:span text:style-name="T67">8</text:span> horas a partir del dia <text:span text:style-name="T63">8</text:span> de octubre de 2020. <text:span text:style-name="T13">RESULTADO:</text:span></text:p>
      <text:p text:style-name="P79">MUY POCO TIEMPO, POCO DESARROLLO DE LA ESTRATEGIA:</text:p>
      <text:p text:style-name="P80"/>
      <text:p text:style-name="P82">Accion: buy | Fecha y hora: 2020-10-08 02:00:00 | Precio: 1.17685</text:p>
      <text:p text:style-name="P82">Accion: sell | Fecha y hora: 2020-10-08 05:00:00 | Precio: 1.17664</text:p>
      <text:p text:style-name="P83">Accion: buy | Fecha y hora: 2020-10-08 06:00:00 | Precio: 1.1771</text:p>
      <text:p text:style-name="P84"><text:tab/><text:tab/><text:tab/></text:p>
      <text:p text:style-name="P81">ULTIMO PRECIO: 1.17<text:span text:style-name="T67">71</text:span></text:p>
      <text:p text:style-name="P81"/>
      <text:p text:style-name="P78">Balance: <text:span text:style-name="T68">-0.0006700000000001705</text:span></text:p>
      <text:p text:style-name="P85"/>
      <text:p text:style-name="P85"><draw:frame draw:style-name="fr4" draw:name="Imagen15" text:anchor-type="char" svg:x="0.034cm" svg:y="0cm" svg:width="8.557cm" svg:height="4.408cm" draw:z-index="15"><draw:image xlink:href="Pictures/1000000000000672000003527B4092EE46292337.png" xlink:type="simple" xlink:show="embed" xlink:actuate="onLoad" draw:mime-type="image/png"/></draw:frame><draw:frame draw:style-name="fr4" draw:name="Imagen16" text:anchor-type="char" svg:x="0.034cm" svg:y="4.406cm" svg:width="8.557cm" svg:height="4.408cm" draw:z-index="16"><draw:image xlink:href="Pictures/100000000000067200000352FE748C577993860F.png" xlink:type="simple" xlink:show="embed" xlink:actuate="onLoad" draw:mime-type="image/png"/></draw:frame><draw:frame draw:style-name="fr4" draw:name="Imagen17" text:anchor-type="char" svg:x="0.034cm" svg:y="8.812cm" svg:width="8.44cm" svg:height="4.348cm" draw:z-index="17"><draw:image xlink:href="Pictures/10000000000006720000035231CA9A27CBE55222.png" xlink:type="simple" xlink:show="embed" xlink:actuate="onLoad" draw:mime-type="image/png"/></draw:frame><draw:frame draw:style-name="fr4" draw:name="Imagen18" text:anchor-type="char" svg:x="9.47cm" svg:y="0.021cm" svg:width="8.557cm" svg:height="4.408cm" draw:z-index="18"><draw:image xlink:href="Pictures/100000000000067200000352F49B8A67CE92C6A5.png" xlink:type="simple" xlink:show="embed" xlink:actuate="onLoad" draw:mime-type="image/png"/></draw:frame><draw:frame draw:style-name="fr4" draw:name="Imagen19" text:anchor-type="char" svg:x="9.47cm" svg:y="4.427cm" svg:width="8.446cm" svg:height="4.352cm" draw:z-index="19"><draw:image xlink:href="Pictures/10000000000006720000035259E364B6C048F29E.png" xlink:type="simple" xlink:show="embed" xlink:actuate="onLoad" draw:mime-type="image/png"/></draw:frame><draw:frame draw:style-name="fr4" draw:name="Imagen20" text:anchor-type="char" svg:x="9.47cm" svg:y="8.777cm" svg:width="8.428cm" svg:height="4.343cm" draw:z-index="20"><draw:image xlink:href="Pictures/100000000000067200000352ECFB3EA9A4F05564.png" xlink:type="simple" xlink:show="embed" xlink:actuate="onLoad" draw:mime-type="image/png"/></draw:frame></text:p>
      <text:p text:style-name="P92"><text:span text:style-name="T52">MISMO INICIO, 48 HORAS</text:span><text:span text:style-name="T51">:</text:span></text:p>
      <text:p text:style-name="P115"/>
      <table:table table:name="Tabla1" table:style-name="Tabla1">
        <table:table-column table:style-name="Tabla1.A"/>
        <table:table-column table:style-name="Tabla1.B"/>
        <table:table-row table:style-name="TableLine2597739886496">
          <table:table-cell table:style-name="Tabla1.A1" office:value-type="string">
            <text:p text:style-name="P137">INICIO</text:p>
          </table:table-cell>
          <table:table-cell table:style-name="Tabla1.A1" office:value-type="string">
            <text:p text:style-name="P137">MEDIO</text:p>
          </table:table-cell>
        </table:table-row>
        <table:table-row table:style-name="TableLine2597803522576">
          <table:table-cell table:style-name="Tabla1.A1" office:value-type="string">
            <text:p text:style-name="Table_20_Contents"><draw:frame draw:style-name="fr3" draw:name="Imagen21" text:anchor-type="char" svg:width="8.5cm" svg:height="4.378cm" draw:z-index="21"><draw:image xlink:href="Pictures/1000000000000672000003527B4092EE46292337.png" xlink:type="simple" xlink:show="embed" xlink:actuate="onLoad" draw:mime-type="image/png"/></draw:frame></text:p>
          </table:table-cell>
          <table:table-cell table:style-name="Tabla1.A1" office:value-type="string">
            <text:p text:style-name="Table_20_Contents"><draw:frame draw:style-name="fr2" draw:name="Imagen22" text:anchor-type="char" svg:width="8.5cm" svg:height="4.378cm" draw:z-index="22"><draw:image xlink:href="Pictures/100000000000067200000352A368281DE4C9364F.png" xlink:type="simple" xlink:show="embed" xlink:actuate="onLoad" draw:mime-type="image/png"/></draw:frame></text:p>
          </table:table-cell>
        </table:table-row>
        <table:table-row table:style-name="TableLine2597803519856">
          <table:table-cell table:style-name="Tabla1.A1" office:value-type="string">
            <text:p text:style-name="P137">FIN </text:p>
          </table:table-cell>
          <table:table-cell table:style-name="Tabla1.A1" office:value-type="string">
            <text:p text:style-name="P137">MOVIMIENTOS Y BALANCE</text:p>
          </table:table-cell>
        </table:table-row>
        <table:table-row table:style-name="TableLine2597803519584">
          <table:table-cell table:style-name="Tabla1.A1" office:value-type="string">
            <text:p text:style-name="Table_20_Contents"><draw:frame draw:style-name="fr1" draw:name="Imagen23" text:anchor-type="char" svg:width="8.5cm" svg:height="4.378cm" draw:z-index="23"><draw:image xlink:href="Pictures/1000000000000672000003520C72DAEC0B71A195.png" xlink:type="simple" xlink:show="embed" xlink:actuate="onLoad" draw:mime-type="image/png"/></draw:frame></text:p>
          </table:table-cell>
          <table:table-cell table:style-name="Tabla1.A1" office:value-type="string">
            <text:p text:style-name="P138">Accion: buy | Fecha y hora: 2020-10-08 02:00:00 | Precio: 1.17685</text:p>
            <text:p text:style-name="P138">Accion: sell | Fecha y hora: 2020-10-08 05:00:00 | Precio: 1.17664</text:p>
            <text:p text:style-name="P138">Accion: buy | Fecha y hora: 2020-10-08 06:00:00 | Precio: 1.1771</text:p>
            <text:p text:style-name="P138">Accion: sell | Fecha y hora: 2020-10-08 12:00:00 | Precio: 1.17607</text:p>
            <text:p text:style-name="P138">Accion: buy | Fecha y hora: 2020-10-08 21:00:00 | Precio: 1.17584</text:p>
            <text:p text:style-name="P138">Accion: sell | Fecha y hora: 2020-10-09 10:00:00 | Precio: 1.17738</text:p>
            <text:p text:style-name="P138">Accion: buy | Fecha y hora: 2020-10-09 12:00:00 | Precio: 1.1802</text:p>
            <text:p text:style-name="P138"/>
            <text:p text:style-name="P138">ULTIMO PRECIO: 1.1825</text:p>
            <text:p text:style-name="P138"/>
            <text:p text:style-name="P139">Balance: <text:span text:style-name="T64">-0.0004499999999998394</text:span></text:p>
          </table:table-cell>
        </table:table-row>
      </table:table>
      <text:p text:style-name="P115"/>
      <text:p text:style-name="P117"/>
      <text:p text:style-name="P118">DISTINTOS HIPERPARAMETROS, MISMO PERIODO:</text:p>
      <text:p text:style-name="P118">- Mas diferencias en las ventanas: ventana grande mas grande (3 y 10)</text:p>
      <text:p text:style-name="P131"><text:span text:style-name="T51">Balance: </text:span><text:span text:style-name="T65">+</text:span><text:span text:style-name="T66">0.005090000000000039</text:span></text:p>
      <text:p text:style-name="P118">- Mas diferencias en las ventanas: ventana grande mas grande (3 y 15)</text:p>
      <text:p text:style-name="P133"><text:span text:style-name="T51">Balance: </text:span><text:span text:style-name="T65">+</text:span><text:span text:style-name="T66">0.0038999999999997925</text:span></text:p>
      <text:p text:style-name="P132"><text:span text:style-name="T49">- </text:span><text:span text:style-name="T53">Ventanas 5 y 15</text:span></text:p>
      <text:p text:style-name="P134"><text:span text:style-name="T51">Balance: </text:span><text:span text:style-name="T65">+</text:span><text:span text:style-name="T66">0.005279999999999951</text:span></text:p>
      <text:p text:style-name="P116"/>
      <text:p text:style-name="P136"><text:span text:style-name="T55">C</text:span><text:span text:style-name="T54">ONCLUSIONES:</text:span></text:p>
      <text:p text:style-name="P135"><text:span text:style-name="T51">Y</text:span><text:span text:style-name="T49">A TENEMOS UNA ESTRATEGIA BASICA QUE NOS DA UNA SERIE DE ACCIONES Y QUE FUNCIONA RELATIVAMENTE BIEN (OBTENEMOS BENEFICIOS) SEGÚN USEMOS LOS HIPERPARAMETROS</text:span></text:p>
      <text:p text:style-name="P119"><text:soft-page-break/>INFLUYE TAMBIEN QUE LA ACTUALIZACION ES POR HORA, ENTONCES NO HACEMOS UN CASO MUY PRECISO A LAS MEDIAS (SI SE ACTUALIZARA AL MINUTO, TENDRIAMOS MAYOR CAPACIDAD DE REACCIONAR A LOS CAMBIOS DE MEDIAS)</text:p>
      <text:p text:style-name="P119"/>
      <text:p text:style-name="P119"/>
      <text:p text:style-name="P120">Charla 20/04</text:p>
      <text:p text:style-name="P120"/>
      <text:p text:style-name="P120">REESTRUCTURACION DE LO QUE TENGO</text:p>
      <text:p text:style-name="P121">Siguiendo lo dado en la asignatura de fundamentos de ingenieria del software, asignatura de segundo.</text:p>
      <text:p text:style-name="P129">Objetivos del proyecto (ver pratica 1 FIS):</text:p>
      <text:p text:style-name="P121">- Incluir descripcion y breves resumenes de los objetivos.</text:p>
      <text:p text:style-name="P121">OBJ 1: El sistema conectará con la cuenta del usuario de MetaTrader5, para poder hacer operaciones y visualizar datos en tiempo real.</text:p>
      <text:p text:style-name="P121">OBJ 2: El sistema permitirá a los usuarios visualizar <text:s/>esquemas en tiempo real del mercado que quiera visualizar.</text:p>
      <text:p text:style-name="P121">OBJ 3: El sistema permitirá a los usuarios hacer compras y ventas de manera manual en un mercado concreto, a través de MT5.</text:p>
      <text:p text:style-name="P121">OBJ 4: El sistema desarrollará varios modelos para predecir el comportamiento de los mercados.</text:p>
      <text:p text:style-name="P121">OBJ 5: El sistema permitirá a los usuarios hacer compras y ventas de manera automatizada en un periodo de tiempo y mercado concretos, eligiendo los modelos de predicción mencionados.</text:p>
      <text:p text:style-name="P125">OBJ 6: El sistema permitirá a los usuarios probar cada uno de los modelos en un periodo de tiempo fijo, a modo de backtesting.</text:p>
      <text:p text:style-name="P121"/>
      <text:p text:style-name="P130">Requisitos funcionales:</text:p>
      <text:p text:style-name="P122">Descripción de los requisitos más importantes a nivel de funciones que debe incluir el sistema, realizando una clasificación en categorías, a cada uno de los requisitos se le ha asignado un código y un nombre, con el fin de identificarlo fácilmente a lo largo de todo el proyecto. </text:p>
      <text:p text:style-name="P123"><text:span text:style-name="T3">RF-1. </text:span><text:span text:style-name="T9">Gestiones de</text:span><text:span text:style-name="T3"> MetaTrader5.</text:span> </text:p>
      <text:p text:style-name="P123"><text:tab/><text:span text:style-name="T9">RF-1.1. Login en MetaTrader5</text:span><text:span text:style-name="T71">. </text:span>El usuario de la aplicación podrá conectarse con su cuenta de Metatrader5, comercial o demo, para poder hacer el uso completo de la APP.</text:p>
      <text:p text:style-name="P123"><text:tab/><text:span text:style-name="T9">RF-1.2. Ver capital disponible</text:span><text:span text:style-name="T71">. El usuario podrá ver el capital disponible en su cuenta de MT5.</text:span></text:p>
      <text:p text:style-name="P123"><text:tab/><text:span text:style-name="T9">RF-1.3. El usuario podrá ver resúmenes/info de las operaciones</text:span><text:span text:style-name="T71"> realizadas y de operaciones que en ese momento aún no se han cerrado.</text:span></text:p>
      <text:p text:style-name="P128">RF-<text:span text:style-name="T69">2</text:span>. <text:span text:style-name="T69">Visualización de datos.</text:span></text:p>
      <text:p text:style-name="P122"><text:soft-page-break/><text:tab/><text:span text:style-name="T7">RF-2.1. Ver datos de mercado específico</text:span><text:span text:style-name="T69">. El usuario de la aplicación podrá ver información de precios de un mercado específico.</text:span></text:p>
      <text:p text:style-name="P122"><text:tab/><text:span text:style-name="T7">RF-2.2. Ver datos de mercado en rango de tiempo específico</text:span><text:span text:style-name="T69">. El usuario de la aplicación podrá ver información de precios entre dos fechas específicas.</text:span></text:p>
      <text:p text:style-name="P122"><text:tab/><text:span text:style-name="T7">RF-2.3. Ver datos de mercado con un </text:span><text:span text:style-name="T8">marco de tiempo específico.</text:span><text:span text:style-name="T7"> </text:span><text:span text:style-name="T70">El usuario de la aplicación podrá ver información de precios en tiempo real o entre fechas con un marco de tiempo específico entre <text:s/>m1, m5, m15, m30, h1, h4, d1, w1 ó mn.</text:span></text:p>
      <text:p text:style-name="P125"><text:span text:style-name="T3">RF-3. Realizar operaciones de compra y venta de forma manual</text:span>, en un mercado, con sus respectivos parámetros.</text:p>
      <text:p text:style-name="P125"><text:span text:style-name="T3">RF-4. El usuario podrá elegir un modelo y realizar trading algorítmico</text:span>. También podrá parametrizarlo según modelo y elegir tiempo en el que quiere dejar haciendo las operaciones automáticas. </text:p>
      <text:p text:style-name="P125"><text:span text:style-name="T3">RF-5. El usuario podrá elegir un modelo y realizar trading algorítmico a modo de backtesting</text:span>. De esta forma podrá testear cada uno de los modelos en un mercado y periodo de tiempo fijados.</text:p>
      <text:p text:style-name="P122"/>
      <text:p text:style-name="P122"/>
      <text:p text:style-name="P124">AÑADIR POR AHI ATRAS, DESCRIPCION DE LO QUE ES EL MARCO DE TIEMPO: <text:a xlink:type="simple" xlink:href="https://es.fxssi.com/que-es-el-marco-de-tiempo" text:style-name="Internet_20_link" text:visited-style-name="Visited_20_Internet_20_Link">https://es.fxssi.com/que-es-el-marco-de-tiempo</text:a></text:p>
      <text:p text:style-name="P124"/>
      <text:p text:style-name="P124"/>
      <text:p text:style-name="P124"/>
      <text:p text:style-name="P124"/>
      <text:p text:style-name="P159">#### DIA 17 MAYO</text:p>
      <text:p text:style-name="P159"/>
      <text:p text:style-name="P159">Uso la plantilla latex para el TFG. <text:s/><text:a xlink:type="simple" xlink:href="https://grados.ugr.es/informatica/pages/infoacademica/tfg/plantillas/plantilla_tfg_latex" text:style-name="Internet_20_link" text:visited-style-name="Visited_20_Internet_20_Link">https://grados.ugr.es/informatica/pages/infoacademica/tfg/plantillas/plantilla_tfg_latex</text:a></text:p>
      <text:p text:style-name="P159"/>
      <text:p text:style-name="P89">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5-17T22:19:33.533000000</dc:date>
    <meta:editing-duration>P1DT23H12M39S</meta:editing-duration>
    <meta:editing-cycles>71</meta:editing-cycles>
    <meta:document-statistic meta:table-count="1" meta:image-count="23" meta:object-count="0" meta:page-count="27" meta:paragraph-count="374" meta:word-count="4716" meta:character-count="34035" meta:non-whitespace-character-count="29508"/>
  </office:meta>
</office:document-meta>
</file>